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 svg:font-family="'Lohit Devanagari'"/>
    <style:font-face style:name="DejaVu Sans" svg:font-family="'DejaVu Sans'" style:font-family-generic="swiss"/>
    <style:font-face style:name="FreeSans"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11" style:family="table-row">
      <style:table-row-properties style:min-row-height="0.265cm"/>
    </style:style>
    <style:style style:name="Tabelle1" style:family="table">
      <style:table-properties style:width="17cm" table:align="margins"/>
    </style:style>
    <style:style style:name="Tabelle1.A" style:family="table-column">
      <style:table-column-properties style:column-width="5.666cm" style:rel-column-width="21840*"/>
    </style:style>
    <style:style style:name="Tabelle1.B" style:family="table-column">
      <style:table-column-properties style:column-width="5.667cm" style:rel-column-width="21847*"/>
    </style:style>
    <style:style style:name="Tabelle1.C" style:family="table-column">
      <style:table-column-properties style:column-width="5.667cm" style:rel-column-width="2184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5.667cm" style:rel-column-width="21845*"/>
    </style:style>
    <style:style style:name="Tabelle2.B" style:family="table-column">
      <style:table-column-properties style:column-width="5.667cm" style:rel-column-width="21844*"/>
    </style:style>
    <style:style style:name="Tabelle2.C" style:family="table-column">
      <style:table-column-properties style:column-width="5.667cm" style:rel-column-width="2184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3" style:family="table-row">
      <style:table-row-properties fo:background-color="transparent" fo:keep-together="auto">
        <style:background-image/>
      </style:table-row-properties>
    </style:style>
    <style:style style:name="Tabelle2.C3"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belle2.C10"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03f07" officeooo:paragraph-rsid="00103f07"/>
    </style:style>
    <style:style style:name="P2" style:family="paragraph" style:parent-style-name="Text_20_body">
      <style:text-properties fo:language="en" fo:country="US" officeooo:rsid="001fb96b" officeooo:paragraph-rsid="001fb96b"/>
    </style:style>
    <style:style style:name="P3" style:family="paragraph" style:parent-style-name="Text_20_body">
      <style:text-properties fo:language="en" fo:country="US" officeooo:rsid="000c9f4f" officeooo:paragraph-rsid="000c9f4f"/>
    </style:style>
    <style:style style:name="P4" style:family="paragraph" style:parent-style-name="Text_20_body">
      <style:text-properties officeooo:rsid="000dce19" officeooo:paragraph-rsid="000dce19"/>
    </style:style>
    <style:style style:name="P5" style:family="paragraph" style:parent-style-name="Text_20_body">
      <style:text-properties officeooo:paragraph-rsid="00103f07"/>
    </style:style>
    <style:style style:name="P6" style:family="paragraph" style:parent-style-name="Text_20_body">
      <style:text-properties officeooo:rsid="00103f07" officeooo:paragraph-rsid="00103f07"/>
    </style:style>
    <style:style style:name="P7" style:family="paragraph" style:parent-style-name="Text_20_body">
      <style:text-properties officeooo:paragraph-rsid="00108198"/>
    </style:style>
    <style:style style:name="P8" style:family="paragraph" style:parent-style-name="Text_20_body">
      <style:text-properties officeooo:paragraph-rsid="00124ea5"/>
    </style:style>
    <style:style style:name="P9" style:family="paragraph" style:parent-style-name="Text_20_body">
      <style:text-properties officeooo:paragraph-rsid="0012643d"/>
    </style:style>
    <style:style style:name="P10" style:family="paragraph" style:parent-style-name="Text_20_body">
      <style:text-properties officeooo:paragraph-rsid="0017c6b0"/>
    </style:style>
    <style:style style:name="P11" style:family="paragraph" style:parent-style-name="Text_20_body">
      <style:text-properties officeooo:rsid="001db68f" officeooo:paragraph-rsid="001db68f"/>
    </style:style>
    <style:style style:name="P12" style:family="paragraph" style:parent-style-name="Text_20_body">
      <style:text-properties officeooo:rsid="001db68f" officeooo:paragraph-rsid="001fa763"/>
    </style:style>
    <style:style style:name="P13" style:family="paragraph" style:parent-style-name="Text_20_body">
      <style:text-properties officeooo:rsid="001db68f" officeooo:paragraph-rsid="00219666"/>
    </style:style>
    <style:style style:name="P14" style:family="paragraph" style:parent-style-name="Text_20_body">
      <style:text-properties officeooo:paragraph-rsid="001db68f"/>
    </style:style>
    <style:style style:name="P15" style:family="paragraph" style:parent-style-name="Text_20_body">
      <style:text-properties officeooo:paragraph-rsid="001fa763"/>
    </style:style>
    <style:style style:name="P16" style:family="paragraph" style:parent-style-name="Text_20_body">
      <style:text-properties officeooo:rsid="001fb96b" officeooo:paragraph-rsid="001fb96b"/>
    </style:style>
    <style:style style:name="P17" style:family="paragraph" style:parent-style-name="Text_20_body">
      <style:text-properties officeooo:paragraph-rsid="00493779"/>
    </style:style>
    <style:style style:name="P18" style:family="paragraph" style:parent-style-name="Text_20_body">
      <style:text-properties officeooo:paragraph-rsid="0049c735"/>
    </style:style>
    <style:style style:name="P19" style:family="paragraph" style:parent-style-name="Text_20_body">
      <style:text-properties officeooo:paragraph-rsid="004a9b6d"/>
    </style:style>
    <style:style style:name="P20" style:family="paragraph" style:parent-style-name="Text_20_body">
      <style:text-properties officeooo:paragraph-rsid="004c3ff2"/>
    </style:style>
    <style:style style:name="P21" style:family="paragraph" style:parent-style-name="Text_20_body">
      <style:text-properties officeooo:rsid="000e9c9f" officeooo:paragraph-rsid="000e9c9f"/>
    </style:style>
    <style:style style:name="P22" style:family="paragraph" style:parent-style-name="Text_20_body">
      <style:text-properties officeooo:paragraph-rsid="0051214d"/>
    </style:style>
    <style:style style:name="P23" style:family="paragraph" style:parent-style-name="Text_20_body">
      <style:text-properties officeooo:paragraph-rsid="0051ad66"/>
    </style:style>
    <style:style style:name="P24" style:family="paragraph" style:parent-style-name="Text_20_body">
      <style:text-properties officeooo:paragraph-rsid="0051c7d7"/>
    </style:style>
    <style:style style:name="P25" style:family="paragraph" style:parent-style-name="Text_20_body">
      <style:text-properties officeooo:paragraph-rsid="00534d76"/>
    </style:style>
    <style:style style:name="P26" style:family="paragraph" style:parent-style-name="Text_20_body">
      <style:text-properties officeooo:paragraph-rsid="0054ebe3"/>
    </style:style>
    <style:style style:name="P27" style:family="paragraph" style:parent-style-name="Text_20_body">
      <style:text-properties officeooo:paragraph-rsid="00576295"/>
    </style:style>
    <style:style style:name="P28" style:family="paragraph" style:parent-style-name="Text_20_body">
      <style:text-properties officeooo:paragraph-rsid="0057856d"/>
    </style:style>
    <style:style style:name="P29" style:family="paragraph" style:parent-style-name="Text_20_body">
      <style:text-properties officeooo:paragraph-rsid="00593703"/>
    </style:style>
    <style:style style:name="P30" style:family="paragraph" style:parent-style-name="Text_20_body">
      <style:text-properties officeooo:paragraph-rsid="005a1d68"/>
    </style:style>
    <style:style style:name="P31" style:family="paragraph" style:parent-style-name="Text_20_body">
      <style:text-properties officeooo:paragraph-rsid="005a330e"/>
    </style:style>
    <style:style style:name="P32" style:family="paragraph" style:parent-style-name="Text_20_body">
      <style:text-properties officeooo:paragraph-rsid="005e037e"/>
    </style:style>
    <style:style style:name="P33" style:family="paragraph" style:parent-style-name="Text_20_body">
      <style:text-properties officeooo:paragraph-rsid="005f9d4b"/>
    </style:style>
    <style:style style:name="P34" style:family="paragraph" style:parent-style-name="Text_20_body">
      <style:text-properties officeooo:paragraph-rsid="006271a8"/>
    </style:style>
    <style:style style:name="P35" style:family="paragraph" style:parent-style-name="Text_20_body">
      <style:text-properties officeooo:rsid="005a330e" officeooo:paragraph-rsid="005a330e"/>
    </style:style>
    <style:style style:name="P36" style:family="paragraph" style:parent-style-name="Text_20_body">
      <style:text-properties officeooo:paragraph-rsid="00689e6c"/>
    </style:style>
    <style:style style:name="P37" style:family="paragraph" style:parent-style-name="Text_20_body">
      <style:text-properties officeooo:paragraph-rsid="006ae8c2"/>
    </style:style>
    <style:style style:name="P38" style:family="paragraph" style:parent-style-name="Text_20_body">
      <style:text-properties style:use-window-font-color="true" loext:opacity="0%" style:font-name="Liberation Sans" fo:font-size="13.3000001907349pt" fo:font-style="italic" fo:font-weight="bold" officeooo:rsid="006ae8c2" officeooo:paragraph-rsid="006ae8c2" style:font-name-asian="Noto Sans CJK SC Regular" style:font-size-asian="13.3000001907349pt" style:font-style-asian="italic" style:font-weight-asian="bold" style:font-name-complex="Lohit Devanagari1" style:font-size-complex="13.3000001907349pt" style:font-style-complex="italic" style:font-weight-complex="bold"/>
    </style:style>
    <style:style style:name="P39" style:family="paragraph" style:parent-style-name="Text_20_body">
      <style:text-properties officeooo:paragraph-rsid="006d9c21"/>
    </style:style>
    <style:style style:name="P40" style:family="paragraph" style:parent-style-name="Text_20_body">
      <style:text-properties officeooo:paragraph-rsid="00730199"/>
    </style:style>
    <style:style style:name="P41" style:family="paragraph" style:parent-style-name="Text_20_body">
      <style:text-properties officeooo:paragraph-rsid="0074916d"/>
    </style:style>
    <style:style style:name="P42" style:family="paragraph" style:parent-style-name="Text_20_body">
      <style:text-properties officeooo:paragraph-rsid="00789fda"/>
    </style:style>
    <style:style style:name="P43" style:family="paragraph" style:parent-style-name="Text_20_body">
      <style:text-properties officeooo:paragraph-rsid="0079ec5c"/>
    </style:style>
    <style:style style:name="P44" style:family="paragraph" style:parent-style-name="Text_20_body">
      <style:text-properties officeooo:paragraph-rsid="007aa6da"/>
    </style:style>
    <style:style style:name="P45" style:family="paragraph" style:parent-style-name="Title">
      <style:text-properties fo:language="en" fo:country="US"/>
    </style:style>
    <style:style style:name="P46" style:family="paragraph" style:parent-style-name="Subtitle">
      <style:text-properties fo:language="en" fo:country="US"/>
    </style:style>
    <style:style style:name="P47" style:family="paragraph" style:parent-style-name="CODE">
      <style:text-properties officeooo:paragraph-rsid="000e9c9f"/>
    </style:style>
    <style:style style:name="P48" style:family="paragraph" style:parent-style-name="CODE">
      <style:text-properties officeooo:rsid="000e9c9f" officeooo:paragraph-rsid="000fa083"/>
    </style:style>
    <style:style style:name="P49" style:family="paragraph" style:parent-style-name="Heading_20_4">
      <style:text-properties officeooo:paragraph-rsid="001fb96b"/>
    </style:style>
    <style:style style:name="P50" style:family="paragraph" style:parent-style-name="Table_20_Contents">
      <style:text-properties officeooo:paragraph-rsid="0017c6b0"/>
    </style:style>
    <style:style style:name="P51" style:family="paragraph" style:parent-style-name="Table_20_Contents">
      <style:text-properties officeooo:rsid="0017c6b0" officeooo:paragraph-rsid="0017c6b0"/>
    </style:style>
    <style:style style:name="P52" style:family="paragraph" style:parent-style-name="Table_20_Contents">
      <style:text-properties officeooo:rsid="001911d9" officeooo:paragraph-rsid="001911d9"/>
    </style:style>
    <style:style style:name="P53" style:family="paragraph" style:parent-style-name="Table_20_Contents">
      <style:text-properties officeooo:paragraph-rsid="001bcc09"/>
    </style:style>
    <style:style style:name="P54" style:family="paragraph" style:parent-style-name="Table_20_Contents">
      <style:text-properties officeooo:rsid="001bcc09" officeooo:paragraph-rsid="001bcc09"/>
    </style:style>
    <style:style style:name="P55" style:family="paragraph" style:parent-style-name="Table_20_Contents">
      <style:paragraph-properties fo:text-align="center" style:justify-single-word="false"/>
      <style:text-properties officeooo:rsid="001bcc09" officeooo:paragraph-rsid="001bcc09"/>
    </style:style>
    <style:style style:name="P56" style:family="paragraph" style:parent-style-name="Table_20_Contents">
      <style:text-properties officeooo:rsid="001fa763" officeooo:paragraph-rsid="001fa763"/>
    </style:style>
    <style:style style:name="P57" style:family="paragraph" style:parent-style-name="Table_20_Contents">
      <style:text-properties style:font-name="Liberation Serif" officeooo:rsid="0017c6b0" officeooo:paragraph-rsid="0065d7b0" style:font-name-asian="DejaVu Sans" style:font-name-complex="DejaVu Sans"/>
    </style:style>
    <style:style style:name="P58" style:family="paragraph" style:parent-style-name="Table_20_Heading">
      <style:text-properties officeooo:rsid="0017c6b0" officeooo:paragraph-rsid="0017c6b0"/>
    </style:style>
    <style:style style:name="P59" style:family="paragraph" style:parent-style-name="Heading_20_2">
      <style:text-properties officeooo:paragraph-rsid="0077549c"/>
    </style:style>
    <style:style style:name="P60" style:family="paragraph" style:parent-style-name="Heading_20_2">
      <style:text-properties officeooo:paragraph-rsid="0079ec5c"/>
    </style:style>
    <style:style style:name="P61" style:family="paragraph" style:parent-style-name="Heading_20_1">
      <style:text-properties fo:language="en" fo:country="US" officeooo:rsid="000c9f4f" officeooo:paragraph-rsid="000c9f4f"/>
    </style:style>
    <style:style style:name="P62" style:family="paragraph" style:parent-style-name="Text_20_body">
      <style:text-properties style:use-window-font-color="true" loext:opacity="0%" style:font-name="Liberation Serif" fo:font-size="12pt" fo:font-style="normal" fo:font-weight="normal" officeooo:rsid="006ae8c2" officeooo:paragraph-rsid="006ae8c2" style:font-name-asian="Noto Sans CJK SC Regular" style:font-size-asian="12pt" style:font-style-asian="normal" style:font-weight-asian="normal" style:font-name-complex="Lohit Devanagari1" style:font-size-complex="12pt" style:font-style-complex="normal" style:font-weight-complex="normal"/>
    </style:style>
    <style:style style:name="P63" style:family="paragraph" style:parent-style-name="Text_20_body">
      <style:text-properties officeooo:rsid="007c9147" officeooo:paragraph-rsid="007c9147"/>
    </style:style>
    <style:style style:name="T1" style:family="text">
      <style:text-properties officeooo:rsid="000dce19"/>
    </style:style>
    <style:style style:name="T2" style:family="text">
      <style:text-properties officeooo:rsid="000e9c9f"/>
    </style:style>
    <style:style style:name="T3" style:family="text">
      <style:text-properties officeooo:rsid="000fa083"/>
    </style:style>
    <style:style style:name="T4" style:family="text">
      <style:text-properties fo:language="en" fo:country="US"/>
    </style:style>
    <style:style style:name="T5" style:family="text">
      <style:text-properties fo:language="en" fo:country="US" officeooo:rsid="00103f07"/>
    </style:style>
    <style:style style:name="T6" style:family="text">
      <style:text-properties officeooo:rsid="00108198"/>
    </style:style>
    <style:style style:name="T7" style:family="text">
      <style:text-properties style:font-name="Liberation Serif"/>
    </style:style>
    <style:style style:name="T8" style:family="text">
      <style:text-properties style:font-name="Liberation Serif" officeooo:rsid="00108198"/>
    </style:style>
    <style:style style:name="T9" style:family="text">
      <style:text-properties style:font-name="Liberation Serif" officeooo:rsid="00124ea5"/>
    </style:style>
    <style:style style:name="T10" style:family="text">
      <style:text-properties style:font-name="Liberation Serif" officeooo:rsid="0012643d"/>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12643d" style:font-weight-asian="bold" style:font-weight-complex="bold"/>
    </style:style>
    <style:style style:name="T13" style:family="text">
      <style:text-properties style:font-name="Liberation Serif" fo:font-weight="bold" officeooo:rsid="00493779" style:font-weight-asian="bold" style:font-weight-complex="bold"/>
    </style:style>
    <style:style style:name="T14" style:family="text">
      <style:text-properties style:font-name="Liberation Serif" fo:font-weight="bold" officeooo:rsid="004a9b6d" style:font-weight-asian="bold" style:font-weight-complex="bold"/>
    </style:style>
    <style:style style:name="T15" style:family="text">
      <style:text-properties style:font-name="Liberation Serif" fo:font-weight="bold" officeooo:rsid="0051ad66" style:font-weight-asian="bold" style:font-weight-complex="bold"/>
    </style:style>
    <style:style style:name="T16" style:family="text">
      <style:text-properties style:font-name="Liberation Serif" fo:font-weight="normal" officeooo:rsid="00493779" style:font-weight-asian="normal" style:font-weight-complex="normal"/>
    </style:style>
    <style:style style:name="T17" style:family="text">
      <style:text-properties style:font-name="Liberation Serif" fo:font-weight="normal" officeooo:rsid="0049c735" style:font-weight-asian="normal" style:font-weight-complex="normal"/>
    </style:style>
    <style:style style:name="T18" style:family="text">
      <style:text-properties style:font-name="Liberation Serif" fo:font-weight="normal" officeooo:rsid="004a9b6d" style:font-weight-asian="normal" style:font-weight-complex="normal"/>
    </style:style>
    <style:style style:name="T19" style:family="text">
      <style:text-properties style:font-name="Liberation Serif" officeooo:rsid="001db68f"/>
    </style:style>
    <style:style style:name="T20" style:family="text">
      <style:text-properties style:font-name="Liberation Serif" officeooo:rsid="001fa763"/>
    </style:style>
    <style:style style:name="T21" style:family="text">
      <style:text-properties style:font-name="Liberation Serif" officeooo:rsid="00493779"/>
    </style:style>
    <style:style style:name="T22" style:family="text">
      <style:text-properties style:font-name="Liberation Serif" officeooo:rsid="004a9b6d"/>
    </style:style>
    <style:style style:name="T23" style:family="text">
      <style:text-properties style:font-name="Liberation Serif" officeooo:rsid="004c3ff2"/>
    </style:style>
    <style:style style:name="T24" style:family="text">
      <style:text-properties style:font-name="Liberation Serif" officeooo:rsid="0051214d"/>
    </style:style>
    <style:style style:name="T25" style:family="text">
      <style:text-properties style:font-name="Liberation Serif" officeooo:rsid="0051ad66"/>
    </style:style>
    <style:style style:name="T26" style:family="text">
      <style:text-properties style:font-name="Liberation Serif" officeooo:rsid="0051c7d7"/>
    </style:style>
    <style:style style:name="T27" style:family="text">
      <style:text-properties style:font-name="Liberation Serif" officeooo:rsid="00534d76"/>
    </style:style>
    <style:style style:name="T28" style:family="text">
      <style:text-properties style:font-name="Liberation Serif" officeooo:rsid="0054ebe3"/>
    </style:style>
    <style:style style:name="T29" style:family="text">
      <style:text-properties style:font-name="Liberation Serif" officeooo:rsid="00576295"/>
    </style:style>
    <style:style style:name="T30" style:family="text">
      <style:text-properties style:font-name="Liberation Serif" officeooo:rsid="0057856d"/>
    </style:style>
    <style:style style:name="T31" style:family="text">
      <style:text-properties style:font-name="Liberation Serif" officeooo:rsid="00593703"/>
    </style:style>
    <style:style style:name="T32" style:family="text">
      <style:text-properties style:font-name="Liberation Serif" officeooo:rsid="005a1d68"/>
    </style:style>
    <style:style style:name="T33" style:family="text">
      <style:text-properties style:font-name="Liberation Serif" officeooo:rsid="005a330e"/>
    </style:style>
    <style:style style:name="T34" style:family="text">
      <style:text-properties style:font-name="Liberation Serif" officeooo:rsid="005e037e"/>
    </style:style>
    <style:style style:name="T35" style:family="text">
      <style:text-properties style:font-name="Liberation Serif" officeooo:rsid="005f9d4b"/>
    </style:style>
    <style:style style:name="T36" style:family="text">
      <style:text-properties style:font-name="Liberation Serif" officeooo:rsid="006a4d92"/>
    </style:style>
    <style:style style:name="T37" style:family="text">
      <style:text-properties style:font-name="Liberation Serif" officeooo:rsid="00730199"/>
    </style:style>
    <style:style style:name="T38" style:family="text">
      <style:text-properties style:font-name="Liberation Serif" officeooo:rsid="0074916d"/>
    </style:style>
    <style:style style:name="T39" style:family="text">
      <style:text-properties style:font-name="Liberation Serif" officeooo:rsid="00749d11"/>
    </style:style>
    <style:style style:name="T40" style:family="text">
      <style:text-properties style:font-name="Liberation Serif" officeooo:rsid="00761ad7"/>
    </style:style>
    <style:style style:name="T41" style:family="text">
      <style:text-properties style:font-name="Liberation Serif" officeooo:rsid="0079ec5c"/>
    </style:style>
    <style:style style:name="T42" style:family="text">
      <style:text-properties style:font-name="Liberation Sans"/>
    </style:style>
    <style:style style:name="T43" style:family="text">
      <style:text-properties fo:color="#000000" loext:opacity="100%" style:font-name="Liberation Serif" fo:language="zxx" fo:country="none" officeooo:rsid="00124ea5"/>
    </style:style>
    <style:style style:name="T44" style:family="text">
      <style:text-properties fo:color="#000000" loext:opacity="100%" style:font-name="Liberation Serif" fo:language="zxx" fo:country="none" officeooo:rsid="004ccf0d"/>
    </style:style>
    <style:style style:name="T45" style:family="text">
      <style:text-properties fo:color="#000000" loext:opacity="100%" style:font-name="Liberation Serif" fo:language="zxx" fo:country="none" officeooo:rsid="004f4425"/>
    </style:style>
    <style:style style:name="T46" style:family="text">
      <style:text-properties fo:color="#000000" loext:opacity="100%" style:font-name="Liberation Serif" fo:language="zxx" fo:country="none" officeooo:rsid="0051214d"/>
    </style:style>
    <style:style style:name="T47" style:family="text">
      <style:text-properties fo:color="#000000" loext:opacity="100%" style:font-name="Liberation Serif" fo:language="zxx" fo:country="none" officeooo:rsid="0051ad66"/>
    </style:style>
    <style:style style:name="T48" style:family="text">
      <style:text-properties fo:color="#000000" loext:opacity="100%" style:font-name="Liberation Serif" fo:language="zxx" fo:country="none" officeooo:rsid="00534d76"/>
    </style:style>
    <style:style style:name="T49" style:family="text">
      <style:text-properties fo:color="#000000" loext:opacity="100%" style:font-name="Liberation Serif" fo:language="zxx" fo:country="none" officeooo:rsid="00576295"/>
    </style:style>
    <style:style style:name="T50" style:family="text">
      <style:text-properties fo:color="#000000" loext:opacity="100%" style:font-name="Liberation Serif" fo:language="zxx" fo:country="none" officeooo:rsid="005a1d68"/>
    </style:style>
    <style:style style:name="T51" style:family="text">
      <style:text-properties fo:color="#000000" loext:opacity="100%" style:font-name="Liberation Serif" fo:language="zxx" fo:country="none" officeooo:rsid="005a330e"/>
    </style:style>
    <style:style style:name="T52" style:family="text">
      <style:text-properties fo:color="#000000" loext:opacity="100%" style:font-name="Liberation Serif" fo:language="zxx" fo:country="none" officeooo:rsid="005e037e"/>
    </style:style>
    <style:style style:name="T53" style:family="text">
      <style:text-properties fo:color="#000000" loext:opacity="100%" style:font-name="Liberation Serif" fo:language="zxx" fo:country="none" officeooo:rsid="005f9d4b"/>
    </style:style>
    <style:style style:name="T54" style:family="text">
      <style:text-properties fo:color="#000000" loext:opacity="100%" style:font-name="Liberation Serif" fo:language="zxx" fo:country="none" officeooo:rsid="006271a8"/>
    </style:style>
    <style:style style:name="T55" style:family="text">
      <style:text-properties fo:color="#000000" loext:opacity="100%" style:font-name="Liberation Serif" fo:language="zxx" fo:country="none" officeooo:rsid="00689e6c"/>
    </style:style>
    <style:style style:name="T56" style:family="text">
      <style:text-properties fo:color="#000000" loext:opacity="100%" style:font-name="Liberation Serif" fo:language="zxx" fo:country="none" officeooo:rsid="0068f881"/>
    </style:style>
    <style:style style:name="T57" style:family="text">
      <style:text-properties fo:color="#000000" loext:opacity="100%" style:font-name="Liberation Serif" fo:language="zxx" fo:country="none" officeooo:rsid="006ae8c2"/>
    </style:style>
    <style:style style:name="T58" style:family="text">
      <style:text-properties fo:color="#000000" loext:opacity="100%" style:font-name="Liberation Serif" fo:language="zxx" fo:country="none" officeooo:rsid="006d9c21"/>
    </style:style>
    <style:style style:name="T59" style:family="text">
      <style:text-properties fo:color="#000000" loext:opacity="100%" style:font-name="Liberation Serif" fo:language="zxx" fo:country="none" officeooo:rsid="006e5316"/>
    </style:style>
    <style:style style:name="T60" style:family="text">
      <style:text-properties fo:color="#000000" loext:opacity="100%" style:font-name="Liberation Serif" fo:language="zxx" fo:country="none" officeooo:rsid="007aa6da"/>
    </style:style>
    <style:style style:name="T61" style:family="text">
      <style:text-properties fo:color="#000000" loext:opacity="100%" style:font-name="Liberation Serif" fo:language="en" fo:country="US"/>
    </style:style>
    <style:style style:name="T62" style:family="text">
      <style:text-properties fo:color="#000000" loext:opacity="100%" style:font-name="Liberation Serif" fo:language="en" fo:country="US" officeooo:rsid="001fa763"/>
    </style:style>
    <style:style style:name="T63" style:family="text">
      <style:text-properties fo:color="#000000" loext:opacity="100%" style:font-name="Liberation Serif" fo:language="en" fo:country="US" officeooo:rsid="00219666"/>
    </style:style>
    <style:style style:name="T64" style:family="text">
      <style:text-properties fo:font-weight="bold" officeooo:rsid="001fb96b" style:font-weight-asian="bold" style:font-weight-complex="bold"/>
    </style:style>
    <style:style style:name="T65" style:family="text">
      <style:text-properties officeooo:rsid="001fb96b"/>
    </style:style>
    <style:style style:name="T66" style:family="text">
      <style:text-properties officeooo:rsid="004ec021"/>
    </style:style>
    <style:style style:name="T67" style:family="text">
      <style:text-properties style:font-name="FreeSans" officeooo:rsid="0065d7b0" style:font-name-asian="FreeSans" style:font-name-complex="FreeSans"/>
    </style:style>
    <style:style style:name="T68" style:family="text">
      <style:text-properties style:use-window-font-color="true" loext:opacity="0%" style:font-name="Liberation Sans" fo:font-size="13.3000001907349pt" fo:font-style="italic" fo:font-weight="bold" officeooo:rsid="006cc95e" style:font-name-asian="Noto Sans CJK SC Regular" style:font-size-asian="13.3000001907349pt" style:font-style-asian="italic" style:font-weight-asian="bold" style:font-name-complex="Lohit Devanagari1" style:font-size-complex="13.3000001907349pt" style:font-style-complex="italic" style:font-weight-complex="bold"/>
    </style:style>
    <style:style style:name="T69" style:family="text">
      <style:text-properties officeooo:rsid="007c91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haracter Controller</text:p>
      <text:p text:style-name="P46">For Panda3D</text:p>
      <text:h text:style-name="P61" text:outline-level="1">Description</text:h>
      <text:p text:style-name="P3">The <text:span text:style-name="T66">Panda3D</text:span> Character Controller is a module that can be used to add a complex player controlled character to your game. This controller module is mainly intended for modern jump and run games but can also be simplified to fit most adventure, Shooter and other kinds of genres.</text:p>
      <text:h text:style-name="Heading_20_2" text:outline-level="2">Features</text:h>
      <text:h text:style-name="Heading_20_3" text:outline-level="3">Basic movements</text:h>
      <text:h text:style-name="Heading_20_4" text:outline-level="4">Walking <text:span text:style-name="T65">and </text:span>running</text:h>
      <text:p text:style-name="Text_20_body"><text:span text:style-name="T65">B</text:span>asic move towards camera direction</text:p>
      <text:p text:style-name="Text_20_body"><text:span text:style-name="T65">B</text:span>lend from standing to running and inbetween movement states</text:p>
      <text:p text:style-name="Text_20_body"><text:span text:style-name="T65">P</text:span>osition aware blended rotation toward desired direction</text:p>
      <text:p text:style-name="Text_20_body">Stepping, supports walking steps up and down (prevents "floating" effect)</text:p>
      <text:p text:style-name="Text_20_body"><text:span text:style-name="T65">A</text:span>cc<text:span text:style-name="T65">e</text:span>lerate towards maximum speed</text:p>
      <text:p text:style-name="Text_20_body"><text:span text:style-name="T65">P</text:span>revent from running against, head first into walls</text:p>
      <text:h text:style-name="Heading_20_4" text:outline-level="4"><text:span text:style-name="T65">C</text:span>rouching and crawling <text:span text:style-name="T65">(</text:span><text:span text:style-name="T64">Planed but not implemented yet</text:span><text:span text:style-name="T65">)</text:span></text:h>
      <text:p text:style-name="Text_20_body"><text:span text:style-name="T65">B</text:span>asic crouching and crawling</text:p>
      <text:p text:style-name="Text_20_body"><text:span text:style-name="T65">S</text:span>tand up limiter</text:p>
      <text:h text:style-name="Heading_20_4" text:outline-level="4"><text:span text:style-name="T68">J</text:span>umping</text:h>
      <text:p text:style-name="Text_20_body"><text:span text:style-name="T65">B</text:span>asic jumping</text:p>
      <text:p text:style-name="Text_20_body"><text:span text:style-name="T65">P</text:span>osition aware jumping</text:p>
      <text:p text:style-name="Text_20_body">Jump-enabled <text:span text:style-name="T65">tolerance</text:span> when start falling</text:p>
      <text:p text:style-name="P38">Steps</text:p>
      <text:p text:style-name="P62">Detect stairs and move the character up to the next step</text:p>
      <text:h text:style-name="Heading_20_4" text:outline-level="4"><text:span text:style-name="T65">W</text:span>all runs <text:span text:style-name="T65">(Intel Actions)</text:span></text:h>
      <text:p text:style-name="Text_20_body"><text:span text:style-name="T65">R</text:span>unning along walls</text:p>
      <text:h text:style-name="P49" text:outline-level="4"><text:soft-page-break/><text:span text:style-name="T65">E</text:span>dge grab <text:span text:style-name="T65">(Intel Actions)</text:span></text:h>
      <text:p text:style-name="Text_20_body"><text:span text:style-name="T65">G</text:span>rabbing edges and moving along them</text:p>
      <text:h text:style-name="P49" text:outline-level="4"><text:span text:style-name="T65">C</text:span>limbing <text:span text:style-name="T65">(Intel Actions)</text:span></text:h>
      <text:p text:style-name="Text_20_body"><text:span text:style-name="T65">C</text:span>limb ladders and fence-<text:span text:style-name="T65">like objects</text:span></text:p>
      <text:h text:style-name="Heading_20_4" text:outline-level="4"><text:span text:style-name="T65">M</text:span>oving platforms</text:h>
      <text:p text:style-name="Text_20_body"><text:span text:style-name="T65">P</text:span>layer moves with platform</text:p>
      <text:p text:style-name="Text_20_body"><text:span text:style-name="T65">P</text:span>layer rotates with platform (Around Z-Axis)</text:p>
      <text:p text:style-name="P16">Jump forces can be affected by platform movements</text:p>
      <text:h text:style-name="Heading_20_4" text:outline-level="4"><text:span text:style-name="T65">C</text:span>amera</text:h>
      <text:p text:style-name="Text_20_body"><text:span text:style-name="T65">C</text:span>amera fol<text:span text:style-name="T65">l</text:span>ows player</text:p>
      <text:p text:style-name="Text_20_body"><text:span text:style-name="T65">C</text:span>ollision detection for keeping camera outside of walls and player always in view</text:p>
      <text:p text:style-name="Text_20_body"><text:span text:style-name="T65">S</text:span>lowly move in place when player is moving</text:p>
      <text:p text:style-name="Text_20_body"><text:span text:style-name="T65">S</text:span>imple function to toggle between FP and TP view.</text:p>
      <text:h text:style-name="Heading_20_3" text:outline-level="3">Intel<text:span text:style-name="T65">l</text:span>igent Actions <text:span text:style-name="T65">Further descriptions</text:span></text:h>
      <text:p text:style-name="P2">The controller can do some special actions dependent on the players actions</text:p>
      <text:p text:style-name="P2">Currently there are two intelligent actions available:</text:p>
      <text:h text:style-name="Heading_20_4" text:outline-level="4">Wall Runs:</text:h>
      <text:p text:style-name="P2">1) Vertical wall run:</text:p>
      <text:p text:style-name="P2">Here the player runs head on towards a wall while pressing the intelligent action key if he's close enough and while pressing the key, the character will start running up the wall or other object which is in front of him.</text:p>
      <text:p text:style-name="P2">2) Horizontal wall run:</text:p>
      <text:p text:style-name="P2">Similar to the vertical wall run with the difference, that the player needs to run along a wall. If started correctly, the character will run a bit upward and forward on the wall left or right next to him.</text:p>
      <text:h text:style-name="Heading_20_4" text:outline-level="4">Ledge Grab:</text:h>
      <text:p text:style-name="P2">If the player is in front of a ledge which he got to by either doing a wall run, jumping or falling the character will initiate a ledge grab. In this mode, the character will hang on the ledge and can be moved left or right along the ledge. He can also move around slight curves but not to step edges. To let go from the ledge grab mode either press Spacebar to climb up on the ledge or 'W' to fall of from the ledge.</text:p>
      <text:h text:style-name="Heading_20_4" text:outline-level="4"><text:soft-page-break/><text:span text:style-name="T65">Climbing</text:span>:</text:h>
      <text:p text:style-name="P2">If the player is standing next to a climbable area and facing towards it, he will initiate the climbing logic respective to the type of climbable object he is next to. This can either be a horizontal, vertical or both directed climbable area.</text:p>
      <text:h text:style-name="Heading_20_1" text:outline-level="1">How <text:span text:style-name="T1">T</text:span>o <text:span text:style-name="T1">U</text:span>se</text:h>
      <text:p text:style-name="P4">Integrating this module into your project is as simple as copying the player folder which is located in the src directory into your projects source root directory.</text:p>
      <text:p text:style-name="P4">To then use the character import the PlayerController class</text:p>
      <text:p text:style-name="CODE"><text:span text:style-name="_5f_OOoComputerKeyWord">from</text:span> <text:span text:style-name="_5f_OOoComputerIdent">player</text:span><text:span text:style-name="_5f_OOoComputerSpecial">.</text:span><text:span text:style-name="_5f_OOoComputerIdent">PlayerController</text:span> <text:span text:style-name="_5f_OOoComputerKeyWord">import</text:span> <text:span text:style-name="_5f_OOoComputerIdent">PlayerController</text:span></text:p>
      <text:p text:style-name="Text_20_body"><text:span text:style-name="T2">Afterward</text:span> <text:span text:style-name="T2">you can directly set up and run the controller with these few lines.</text:span></text:p>
      <text:p text:style-name="CODE"><text:span text:style-name="_5f_OOoComputerIdent">self</text:span><text:span text:style-name="_5f_OOoComputerSpecial">.</text:span><text:span text:style-name="_5f_OOoComputerIdent">p</text:span> <text:span text:style-name="_5f_OOoComputerSpecial">=</text:span> <text:span text:style-name="_5f_OOoComputerIdent">PlayerController</text:span><text:span text:style-name="_5f_OOoComputerSpecial">(</text:span><text:span text:style-name="_5f_OOoComputerIdent">self</text:span><text:span text:style-name="_5f_OOoComputerSpecial">.</text:span><text:span text:style-name="_5f_OOoComputerIdent">world</text:span><text:span text:style-name="_5f_OOoComputerSpecial">,</text:span><text:span text:style-name="_5f_OOoComputerIdent"> </text:span><text:span text:style-name="_5f_OOoComputerLiteral">"</text:span><text:span text:style-name="_5f_OOoComputerLiteral"><text:span text:style-name="T69">/path/to/config.json"</text:span></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artPlayer</text:span><text:span text:style-name="_5f_OOoComputerSpecial">()</text:span></text:p>
      <text:p text:style-name="P63">self.world is defined as either CollisionTraverser (usually you can simply pass base.cTrav) if you are using the internal physics and collision system or BulletWorld for the bullet version of the character controller (Note, the Bullet version is yet work in progress and most features won’t wor yet).</text:p>
      <text:p text:style-name="P21">To set the players initial location and rotation, you can use the following two commands.</text:p>
      <text:p text:style-name="P47"><text:span text:style-name="_5f_OOoComputerIdent">self</text:span><text:span text:style-name="_5f_OOoComputerSpecial">.</text:span><text:span text:style-name="_5f_OOoComputerIdent">p</text:span><text:span text:style-name="_5f_OOoComputerSpecial">.</text:span><text:span text:style-name="_5f_OOoComputerIdent">setStartPos</text:span><text:span text:style-name="_5f_OOoComputerSpecial">(</text:span><text:span text:style-name="_5f_OOoComputerIdent">LVecBase3</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Special">)</text:span></text:p>
      <text:p text:style-name="P48"><text:span text:style-name="_5f_OOoComputerIdent">self</text:span><text:span text:style-name="_5f_OOoComputerSpecial">.</text:span><text:span text:style-name="_5f_OOoComputerIdent">p</text:span><text:span text:style-name="_5f_OOoComputerSpecial">.</text:span><text:span text:style-name="_5f_OOoComputerIdent">setStartHpr</text:span><text:span text:style-name="_5f_OOoComputerSpecial">(</text:span><text:span text:style-name="_5f_OOoComputerIdent">LVecBase3</text:span><text:span text:style-name="_5f_OOoComputerSpecial">(</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text:p>
      <text:p text:style-name="P1">Whenever you’re done with using the player and like to clean it up, you can use the stopPlayer command.</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opPlayer</text:span><text:span text:style-name="_5f_OOoComputerSpecial">()</text:span></text:p>
      <text:p text:style-name="P5"><text:span text:style-name="T5">In addition to those basic features, there is a list of functions you might want to use.</text:span>Pause and Resume</text:p>
      <text:p text:style-name="P6">The player controller supports pausing and resuming which will stop all features at whichever state they were and respectively resumes them whenever necessary. To pause and resume the player controller use these two command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pausePlayer</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resumePlayer</text:span><text:span text:style-name="_5f_OOoComputerSpecial">()</text:span></text:p>
      <text:h text:style-name="Heading_20_2" text:outline-level="2"><text:soft-page-break/>Change Camera Mode</text:h>
      <text:p text:style-name="P6">In addition to pre-setting the camera in the configuration, you can also change the camera mode on the fly between third person and first person with these two call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thirdperson"</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firstperson"</text:span><text:span text:style-name="_5f_OOoComputerSpecial">)</text:span></text:p>
      <text:h text:style-name="Heading_20_2" text:outline-level="2"><text:span text:style-name="_5f_OOoComputerSpecial"><text:span text:style-name="T42">Core NodePath functions</text:span></text:span></text:h>
      <text:p text:style-name="P7"><text:span text:style-name="_5f_OOoComputerSpecial"><text:span text:style-name="T8">Some of the basic NodePath functions that apply to the characters model are exposed from within the PlayerController class, which are.</text:span></text:span></text:p>
      <text:p text:style-name="CODE"><text:span text:style-name="_5f_OOoComputerSpecial">show</text:span><text:span text:style-name="_5f_OOoComputerSpecial"><text:span text:style-name="T6">()</text:span></text:span></text:p>
      <text:p text:style-name="CODE"><text:span text:style-name="_5f_OOoComputerSpecial">hide</text:span><text:span text:style-name="_5f_OOoComputerSpecial"><text:span text:style-name="T6">()</text:span></text:span></text:p>
      <text:p text:style-name="CODE"><text:span text:style-name="_5f_OOoComputerSpecial">find</text:span><text:span text:style-name="_5f_OOoComputerSpecial"><text:span text:style-name="T6">(searchString)</text:span></text:span></text:p>
      <text:h text:style-name="Heading_20_2" text:outline-level="2"><text:span text:style-name="_5f_OOoComputerSpecial"><text:span text:style-name="T42">Collision Detection</text:span></text:span></text:h>
      <text:p text:style-name="P17"><text:span text:style-name="_5f_OOoComputerSpecial"><text:span text:style-name="T21">By default the Panda3D internal physic and collision system is used for the character controller. </text:span></text:span><text:span text:style-name="_5f_OOoComputerSpecial"><text:span text:style-name="T23">Note, that the Bullet collision and physics system implementation has been started but not finished yet. At its current state, the Bullet system is not usable. </text:span></text:span><text:span text:style-name="_5f_OOoComputerSpecial"><text:span text:style-name="T21">Using it, t</text:span></text:span><text:span text:style-name="_5f_OOoComputerSpecial"><text:span text:style-name="T7">he following bitmasks </text:span></text:span><text:span text:style-name="_5f_OOoComputerSpecial"><text:span text:style-name="T21">(hex values)</text:span></text:span><text:span text:style-name="_5f_OOoComputerSpecial"><text:span text:style-name="T7"> will be used </text:span></text:span><text:span text:style-name="_5f_OOoComputerSpecial"><text:span text:style-name="T21">for the respective tasks</text:span></text:span><text:span text:style-name="_5f_OOoComputerSpecial"><text:span text:style-name="T7">:</text:span></text:span></text:p>
      <text:p text:style-name="Text_20_body"><text:span text:style-name="_5f_OOoComputerSpecial"><text:span text:style-name="T11">0x80</text:span></text:span><text:span text:style-name="_5f_OOoComputerSpecial"><text:span text:style-name="T7"> -&gt; For event trigger collisions with ghost nodes<text:line-break/></text:span></text:span><text:span text:style-name="_5f_OOoComputerSpecial"><text:span text:style-name="T11">0x70</text:span></text:span><text:span text:style-name="_5f_OOoComputerSpecial"><text:span text:style-name="T7"> -&gt; For body collisions with walls floors and other objects that the character should not pass <text:tab/>through<text:line-break/></text:span></text:span><text:span text:style-name="_5f_OOoComputerSpecial"><text:span text:style-name="T11">0x0f</text:span></text:span><text:span text:style-name="_5f_OOoComputerSpecial"><text:span text:style-name="T7"> -&gt; For ray collisions for example for inteligent movement detection</text:span></text:span></text:p>
      <text:p text:style-name="P17"><text:span text:style-name="_5f_OOoComputerSpecial"><text:span text:style-name="T21">Make sure to tag your collisions of your levels and objects correctly as otherwise they may not work as expected.</text:span></text:span></text:p>
      <text:p text:style-name="P17"><text:span text:style-name="_5f_OOoComputerSpecial"><text:span text:style-name="T21">By default the following collision event patterns will be set up and can be listened to from your application logic:</text:span></text:span></text:p>
      <text:p text:style-name="P17"><text:span text:style-name="_5f_OOoComputerSpecial"><text:span text:style-name="T21">Event containing the from (the character) and into node (other objects) name</text:span></text:span></text:p>
      <text:p text:style-name="P17"><text:span text:style-name="_5f_OOoComputerSpecial"><text:span text:style-name="T21">In Pattern </text:span></text:span><text:span text:style-name="_5f_OOoComputerSpecial"><text:span text:style-name="T13">%fn-in-%in<text:line-break/></text:span></text:span><text:span text:style-name="_5f_OOoComputerSpecial"><text:span text:style-name="T21">Out Pattern </text:span></text:span><text:span text:style-name="_5f_OOoComputerSpecial"><text:span text:style-name="T13">%fn-out-%in</text:span></text:span></text:p>
      <text:p text:style-name="P17"><text:span text:style-name="_5f_OOoComputerSpecial"><text:span text:style-name="T16">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out-shopArea"</text:span><text:span text:style-name="_5f_OOoComputerSpecial">, </text:span><text:span text:style-name="_5f_OOoComputerIdent">self</text:span><text:span text:style-name="_5f_OOoComputerSpecial">.</text:span><text:span text:style-name="_5f_OOoComputerIdent">disableShopIcon</text:span><text:span text:style-name="_5f_OOoComputerSpecial">)</text:span></text:p>
      <text:p text:style-name="P17"><text:span text:style-name="_5f_OOoComputerSpecial"><text:span text:style-name="T21">Event containing just the from (the character) node name</text:span></text:span></text:p>
      <text:p text:style-name="P17"><text:span text:style-name="_5f_OOoComputerSpecial"><text:span text:style-name="T21">In Pattern </text:span></text:span><text:span text:style-name="_5f_OOoComputerSpecial"><text:span text:style-name="T13">%fn-in<text:line-break/></text:span></text:span><text:span text:style-name="_5f_OOoComputerSpecial"><text:span text:style-name="T21">Out Pattern </text:span></text:span><text:span text:style-name="_5f_OOoComputerSpecial"><text:span text:style-name="T13">%fn-out</text:span></text:span></text:p>
      <text:p text:style-name="P18"><text:soft-page-break/><text:span text:style-name="_5f_OOoComputerSpecial"><text:span text:style-name="T17">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in"</text:span><text:span text:style-name="_5f_OOoComputerSpecial">, </text:span><text:span text:style-name="_5f_OOoComputerIdent">self</text:span><text:span text:style-name="_5f_OOoComputerSpecial">.</text:span><text:span text:style-name="_5f_OOoComputerIdent">customCollisionHandler</text:span><text:span text:style-name="_5f_OOoComputerSpecial">)</text:span></text:p>
      <text:h text:style-name="Heading_20_1" text:outline-level="1"><text:span text:style-name="_5f_OOoComputerSpecial"><text:span text:style-name="T42">Configuring the Controller</text:span></text:span></text:h>
      <text:p text:style-name="P8"><text:span text:style-name="_5f_OOoComputerSpecial"><text:span text:style-name="T43">The character controller comes with an extensive configurability stored within the </text:span></text:span><text:span text:style-name="_5f_OOoComputerSpecial"><text:span text:style-name="T44">a config JSON file</text:span></text:span><text:span text:style-name="_5f_OOoComputerSpecial"><text:span text:style-name="T43">. In there you will need to define the location and names of your characters model and animation, it's size and input mapping. Most other configuration may already fit for most basic setups. Otherwise you can also configure physics, camera settings and various of the character related abilities like jump strength, run speed and so on. </text:span></text:span><text:span text:style-name="_5f_OOoComputerSpecial"><text:span text:style-name="T45">A full description can be found at the end of this document.</text:span></text:span></text:p>
      <text:p text:style-name="P8"><text:span text:style-name="_5f_OOoComputerSpecial"><text:span text:style-name="T43">You may also disable the "simple shadow" of the character if you have your own more sophisticated shading system.</text:span></text:span></text:p>
      <text:p text:style-name="P11"><text:span text:style-name="T5">F</text:span><text:span text:style-name="T4">or further samples of how to use the controller, a demo.py script is provided in the src folder.</text:span></text:p>
      <text:p text:style-name="P11"><text:span text:style-name="_5f_OOoComputerSpecial"><text:span text:style-name="T61">The Demo contains a test level </text:span></text:span><text:span text:style-name="_5f_OOoComputerSpecial"><text:span text:style-name="T62">and a</text:span></text:span><text:span text:style-name="_5f_OOoComputerSpecial"><text:span text:style-name="T61"> fully animated character. </text:span></text:span><text:span text:style-name="_5f_OOoComputerSpecial"><text:span text:style-name="T62">It gives you a few options for debugging and testing the character controller. </text:span></text:span><text:span text:style-name="_5f_OOoComputerSpecial"><text:span text:style-name="T63">The level contains all possible interact-able objects like ladders and curved climbable areas.</text:span></text:span></text:p>
      <text:p text:style-name="P13"><text:span text:style-name="_5f_OOoComputerSpecial"><text:span text:style-name="T63">The blender model files for the character and the test level can be found in the doc/srcModels/ folder and can be used as reference.</text:span></text:span></text:p>
      <text:p text:style-name="P12"><text:span text:style-name="_5f_OOoComputerSpecial"><text:span text:style-name="T62">By default, the following input mapping is applied.</text:span></text:span></text:p>
      <text:p text:style-name="P12"><text:span text:style-name="_5f_OOoComputerSpecial"><text:span text:style-name="T62">Use Keyboard and Mouse in Third Person view</text:span></text:span></text:p>
      <table:table table:name="Tabelle4" table:style-name="Tabelle4">
        <table:table-column table:style-name="Tabelle4.A"/>
        <table:table-column table:style-name="Tabelle4.B"/>
        <table:table-row table:style-name="TableLine93987474760320">
          <table:table-cell table:style-name="Tabelle4.A1" office:value-type="string">
            <text:p text:style-name="Table_20_Contents">escape</text:p>
          </table:table-cell>
          <table:table-cell table:style-name="Tabelle4.B1" office:value-type="string">
            <text:p text:style-name="Table_20_Contents">Exit Application</text:p>
          </table:table-cell>
        </table:table-row>
        <table:table-row table:style-name="TableLine93987474756992">
          <table:table-cell table:style-name="Tabelle4.A2" office:value-type="string">
            <text:p text:style-name="Table_20_Contents">w, a, s, d</text:p>
          </table:table-cell>
          <table:table-cell table:style-name="Tabelle4.B2" office:value-type="string">
            <text:p text:style-name="Table_20_Contents">move in the respective direction</text:p>
          </table:table-cell>
        </table:table-row>
        <table:table-row table:style-name="TableLine93987474821008">
          <table:table-cell table:style-name="Tabelle4.A2" office:value-type="string">
            <text:p text:style-name="Table_20_Contents">spacebar</text:p>
          </table:table-cell>
          <table:table-cell table:style-name="Tabelle4.B2" office:value-type="string">
            <text:p text:style-name="Table_20_Contents">jump</text:p>
          </table:table-cell>
        </table:table-row>
        <table:table-row table:style-name="TableLine93987474821664">
          <table:table-cell table:style-name="Tabelle4.A2" office:value-type="string">
            <text:p text:style-name="Table_20_Contents">mouse</text:p>
          </table:table-cell>
          <table:table-cell table:style-name="Tabelle4.B2" office:value-type="string">
            <text:p text:style-name="Table_20_Contents">move camera</text:p>
          </table:table-cell>
        </table:table-row>
        <table:table-row table:style-name="TableLine93987474822320">
          <table:table-cell table:style-name="Tabelle4.A2" office:value-type="string">
            <text:p text:style-name="Table_20_Contents">shift</text:p>
          </table:table-cell>
          <table:table-cell table:style-name="Tabelle4.B2" office:value-type="string">
            <text:p text:style-name="Table_20_Contents">sprint</text:p>
          </table:table-cell>
        </table:table-row>
        <table:table-row table:style-name="TableLine93987474823136">
          <table:table-cell table:style-name="Tabelle4.A2" office:value-type="string">
            <text:p text:style-name="Table_20_Contents">Home</text:p>
          </table:table-cell>
          <table:table-cell table:style-name="Tabelle4.B2" office:value-type="string">
            <text:p text:style-name="Table_20_Contents">center camera behind player</text:p>
          </table:table-cell>
        </table:table-row>
        <table:table-row table:style-name="TableLine93987474823904">
          <table:table-cell table:style-name="Tabelle4.A2" office:value-type="string">
            <text:p text:style-name="Table_20_Contents">del</text:p>
          </table:table-cell>
          <table:table-cell table:style-name="Tabelle4.B2" office:value-type="string">
            <text:p text:style-name="Table_20_Contents">move camera left</text:p>
          </table:table-cell>
        </table:table-row>
        <table:table-row table:style-name="TableLine93987474824720">
          <table:table-cell table:style-name="Tabelle4.A2" office:value-type="string">
            <text:p text:style-name="Table_20_Contents">page down</text:p>
          </table:table-cell>
          <table:table-cell table:style-name="Tabelle4.B2" office:value-type="string">
            <text:p text:style-name="Table_20_Contents">move camera right</text:p>
          </table:table-cell>
        </table:table-row>
        <table:table-row table:style-name="TableLine93987474825536">
          <table:table-cell table:style-name="Tabelle4.A2" office:value-type="string">
            <text:p text:style-name="Table_20_Contents">end</text:p>
          </table:table-cell>
          <table:table-cell table:style-name="Tabelle4.B2" office:value-type="string">
            <text:p text:style-name="Table_20_Contents">Move camera down</text:p>
          </table:table-cell>
        </table:table-row>
        <table:table-row table:style-name="TableLine93987474826544">
          <table:table-cell table:style-name="Tabelle4.A2" office:value-type="string">
            <text:p text:style-name="Table_20_Contents">page up</text:p>
          </table:table-cell>
          <table:table-cell table:style-name="Tabelle4.B2" office:value-type="string">
            <text:p text:style-name="Table_20_Contents">Move camera up</text:p>
          </table:table-cell>
        </table:table-row>
        <table:table-row table:style-name="Tabelle4.11">
          <table:table-cell table:style-name="Tabelle4.A2" office:value-type="string">
            <text:p text:style-name="P56">Left mouse button</text:p>
          </table:table-cell>
          <table:table-cell table:style-name="Tabelle4.B2" office:value-type="string">
            <text:p text:style-name="P12"><text:span text:style-name="_5f_OOoComputerSpecial"><text:span text:style-name="T62">Do inteligent action (see Inteligent Actions section)</text:span></text:span></text:p>
          </table:table-cell>
        </table:table-row>
        <table:table-row table:style-name="TableLine93987474828336">
          <table:table-cell table:style-name="Tabelle4.A2" office:value-type="string">
            <text:p text:style-name="P56">r</text:p>
          </table:table-cell>
          <table:table-cell table:style-name="Tabelle4.B2" office:value-type="string">
            <text:p text:style-name="Table_20_Contents">Reset player to start position</text:p>
          </table:table-cell>
        </table:table-row>
        <table:table-row table:style-name="TableLine93987474828992">
          <table:table-cell table:style-name="Tabelle4.A2" office:value-type="string">
            <text:p text:style-name="P56">p</text:p>
          </table:table-cell>
          <table:table-cell table:style-name="Tabelle4.B2" office:value-type="string">
            <text:p text:style-name="Table_20_Contents">un-/pause player</text:p>
          </table:table-cell>
        </table:table-row>
        <table:table-row table:style-name="TableLine93987474829808">
          <table:table-cell table:style-name="Tabelle4.A2" office:value-type="string">
            <text:p text:style-name="P56">f1</text:p>
          </table:table-cell>
          <table:table-cell table:style-name="Tabelle4.B2" office:value-type="string">
            <text:p text:style-name="Table_20_Contents">Toggle debug information</text:p>
          </table:table-cell>
        </table:table-row>
        <table:table-row table:style-name="TableLine93987474830624">
          <table:table-cell table:style-name="Tabelle4.A2" office:value-type="string">
            <text:p text:style-name="P56">f2</text:p>
          </table:table-cell>
          <table:table-cell table:style-name="Tabelle4.B2" office:value-type="string">
            <text:p text:style-name="Table_20_Contents">Toggle between first- and third-person camera mode</text:p>
          </table:table-cell>
        </table:table-row>
        <text:soft-page-break/>
        <table:table-row table:style-name="TableLine93987474831440">
          <table:table-cell table:style-name="Tabelle4.A2" office:value-type="string">
            <text:p text:style-name="P56">f3</text:p>
          </table:table-cell>
          <table:table-cell table:style-name="Tabelle4.B2" office:value-type="string">
            <text:p text:style-name="P56">Toggle OSD visibility</text:p>
          </table:table-cell>
        </table:table-row>
      </table:table>
      <text:p text:style-name="P12"><text:span text:style-name="_5f_OOoComputerSpecial"><text:span text:style-name="T62"/></text:span></text:p>
      <text:p text:style-name="P12"><text:span text:style-name="_5f_OOoComputerSpecial"><text:span text:style-name="T62">Note: The player will automatically pause after a given time of idling</text:span></text:span></text:p>
      <text:h text:style-name="Heading_20_1" text:outline-level="1"><text:span text:style-name="_5f_OOoComputerSpecial"><text:span text:style-name="T42">Changing the Player Model</text:span></text:span></text:h>
      <text:p text:style-name="P8"><text:span text:style-name="_5f_OOoComputerSpecial"><text:span text:style-name="T9">Dependend on how many of the features offered by the character controller you need you may need all or just a subset of these model and animation files.</text:span></text:span></text:p>
      <text:p text:style-name="P15"><text:span text:style-name="_5f_OOoComputerSpecial"><text:span text:style-name="T10">You need one model representing the player. </text:span></text:span><text:span text:style-name="_5f_OOoComputerSpecial"><text:span text:style-name="T19">This model must be rigged and have at least the bones “fps_eyes” </text:span></text:span><text:span text:style-name="_5f_OOoComputerSpecial"><text:span text:style-name="T20">and</text:span></text:span><text:span text:style-name="_5f_OOoComputerSpecial"><text:span text:style-name="T19"> “neck” if it should be usable in the first person camera mode.</text:span></text:span></text:p>
      <text:p text:style-name="P14"><text:span text:style-name="_5f_OOoComputerSpecial"><text:span text:style-name="T10"><text:s/>In addition, the following animation are available to set. </text:span></text:span><text:span text:style-name="_5f_OOoComputerSpecial"><text:span text:style-name="T19">Note that some animations are available with a _fp prefix which stands for first person. You can use the same animation for both versions. Usually it's recommended that you lessen the headbob and general head movement in the first person version though to minimize the motion sickness some players might get.</text:span></text:span></text:p>
      <text:h text:style-name="Heading_20_2" text:outline-level="2"><text:span text:style-name="_5f_OOoComputerSpecial"><text:span text:style-name="T42">Basic Animations</text:span></text:span></text:h>
      <table:table table:name="Tabelle1" table:style-name="Tabelle1">
        <table:table-column table:style-name="Tabelle1.A"/>
        <table:table-column table:style-name="Tabelle1.B"/>
        <table:table-column table:style-name="Tabelle1.C"/>
        <table:table-row table:style-name="TableLine93987474793392">
          <table:table-cell table:style-name="Tabelle1.A1" office:value-type="string">
            <text:p text:style-name="Table_20_Heading">Third Person Mode</text:p>
          </table:table-cell>
          <table:table-cell table:style-name="Tabelle1.A1" office:value-type="string">
            <text:p text:style-name="Table_20_Heading">First Person Mode</text:p>
          </table:table-cell>
          <table:table-cell table:style-name="Tabelle1.C1" office:value-type="string">
            <text:p text:style-name="Table_20_Heading">Description</text:p>
          </table:table-cell>
        </table:table-row>
        <table:table-row table:style-name="TableLine93987474859200">
          <table:table-cell table:style-name="Tabelle1.A2" office:value-type="string">
            <text:p text:style-name="Table_20_Contents">Idle</text:p>
          </table:table-cell>
          <table:table-cell table:style-name="Tabelle1.A2" office:value-type="string">
            <text:p text:style-name="Table_20_Contents">Idle_fp</text:p>
          </table:table-cell>
          <table:table-cell table:style-name="Tabelle1.C2" office:value-type="string">
            <text:p text:style-name="P51">Standing still</text:p>
          </table:table-cell>
        </table:table-row>
        <table:table-row table:style-name="TableLine93987474861072">
          <table:table-cell table:style-name="Tabelle1.A2" office:value-type="string">
            <text:p text:style-name="Table_20_Contents">Walk</text:p>
          </table:table-cell>
          <table:table-cell table:style-name="Tabelle1.A2" office:value-type="string">
            <text:p text:style-name="Table_20_Contents">Walk_fp</text:p>
          </table:table-cell>
          <table:table-cell table:style-name="Tabelle1.C2" office:value-type="string">
            <text:p text:style-name="P51">Slow walking</text:p>
          </table:table-cell>
        </table:table-row>
        <table:table-row table:style-name="TableLine93987474861888">
          <table:table-cell table:style-name="Tabelle1.A2" office:value-type="string">
            <text:p text:style-name="Table_20_Contents">Run</text:p>
          </table:table-cell>
          <table:table-cell table:style-name="Tabelle1.A2" office:value-type="string">
            <text:p text:style-name="Table_20_Contents">Run_fp</text:p>
          </table:table-cell>
          <table:table-cell table:style-name="Tabelle1.C2" office:value-type="string">
            <text:p text:style-name="P51">Normal movement (running)</text:p>
          </table:table-cell>
        </table:table-row>
        <table:table-row table:style-name="TableLine93987474862752">
          <table:table-cell table:style-name="Tabelle1.A2" office:value-type="string">
            <text:p text:style-name="Table_20_Contents">Sprint</text:p>
          </table:table-cell>
          <table:table-cell table:style-name="Tabelle1.A2" office:value-type="string">
            <text:p text:style-name="Table_20_Contents">Sprint_fp</text:p>
          </table:table-cell>
          <table:table-cell table:style-name="Tabelle1.C2" office:value-type="string">
            <text:p text:style-name="P51">Running fast, drains stamina</text:p>
          </table:table-cell>
        </table:table-row>
        <table:table-row table:style-name="TableLine93987474863728">
          <table:table-cell table:style-name="Tabelle1.A2" office:value-type="string">
            <text:p text:style-name="Table_20_Contents">Jump</text:p>
          </table:table-cell>
          <table:table-cell table:style-name="Tabelle1.A2" office:value-type="string">
            <text:p text:style-name="Table_20_Contents">Jump_fp</text:p>
          </table:table-cell>
          <table:table-cell table:style-name="Tabelle1.C2" office:value-type="string">
            <text:p text:style-name="P51">Initiated jump</text:p>
          </table:table-cell>
        </table:table-row>
        <table:table-row table:style-name="TableLine93987474864928">
          <table:table-cell table:style-name="Tabelle1.A2" office:value-type="string">
            <text:p text:style-name="Table_20_Contents">Fall</text:p>
          </table:table-cell>
          <table:table-cell table:style-name="Tabelle1.A2" office:value-type="string">
            <text:p text:style-name="Table_20_Contents">Fall_fp</text:p>
          </table:table-cell>
          <table:table-cell table:style-name="Tabelle1.C2" office:value-type="string">
            <text:p text:style-name="P51">General Falling (also played after jump animation is done)</text:p>
          </table:table-cell>
        </table:table-row>
        <table:table-row table:style-name="TableLine93987474865904">
          <table:table-cell table:style-name="Tabelle1.A2" office:value-type="string">
            <text:p text:style-name="Table_20_Contents">Landing</text:p>
          </table:table-cell>
          <table:table-cell table:style-name="Tabelle1.A2" office:value-type="string">
            <text:p text:style-name="Table_20_Contents">Landing_fp</text:p>
          </table:table-cell>
          <table:table-cell table:style-name="Tabelle1.C2" office:value-type="string">
            <text:p text:style-name="P51">Landing animation played after Fall</text:p>
          </table:table-cell>
        </table:table-row>
      </table:table>
      <text:p text:style-name="P10"><text:span text:style-name="_5f_OOoComputerSpecial"><text:span text:style-name="T10"/></text:span></text:p>
      <text:p text:style-name="P9"><text:span text:style-name="_5f_OOoComputerSpecial"><text:span text:style-name="T12">Climbing</text:span></text:span></text:p>
      <table:table table:name="Tabelle2" table:style-name="Tabelle2">
        <table:table-column table:style-name="Tabelle2.A"/>
        <table:table-column table:style-name="Tabelle2.B"/>
        <table:table-column table:style-name="Tabelle2.C"/>
        <table:table-row table:style-name="TableLine93987474841248">
          <table:table-cell table:style-name="Tabelle2.A1" office:value-type="string">
            <text:p text:style-name="Table_20_Heading">Third Person</text:p>
          </table:table-cell>
          <table:table-cell table:style-name="Tabelle2.A1" office:value-type="string">
            <text:p text:style-name="Table_20_Heading">First Person</text:p>
          </table:table-cell>
          <table:table-cell table:style-name="Tabelle2.C1" office:value-type="string">
            <text:p text:style-name="P58">Description</text:p>
          </table:table-cell>
        </table:table-row>
        <table:table-row table:style-name="TableLine93987474895712">
          <table:table-cell table:style-name="Tabelle2.A2" office:value-type="string">
            <text:p text:style-name="P50">Climb_Idle</text:p>
          </table:table-cell>
          <table:table-cell table:style-name="Tabelle2.A2" office:value-type="string">
            <text:p text:style-name="P50"/>
          </table:table-cell>
          <table:table-cell table:style-name="Tabelle2.C2" office:value-type="string">
            <text:p text:style-name="P51">Hanging on the climbable area, no movement</text:p>
          </table:table-cell>
        </table:table-row>
        <table:table-row table:style-name="Tabelle2.3">
          <table:table-cell table:style-name="Tabelle2.A2" office:value-type="string">
            <text:p text:style-name="P50">Climb_Up</text:p>
          </table:table-cell>
          <table:table-cell table:style-name="Tabelle2.A2" office:value-type="string">
            <text:p text:style-name="P50"/>
          </table:table-cell>
          <table:table-cell table:style-name="Tabelle2.C3" office:value-type="string">
            <text:p text:style-name="P57">Climbing <text:span text:style-name="T67">↑</text:span></text:p>
          </table:table-cell>
        </table:table-row>
        <table:table-row table:style-name="Tabelle2.3">
          <table:table-cell table:style-name="Tabelle2.A2" office:value-type="string">
            <text:p text:style-name="P50">Climb_Up_Left</text:p>
          </table:table-cell>
          <table:table-cell table:style-name="Tabelle2.A2" office:value-type="string">
            <text:p text:style-name="Table_20_Contents"/>
          </table:table-cell>
          <table:table-cell table:style-name="Tabelle2.C3" office:value-type="string">
            <text:p text:style-name="P57">Climbing <text:span text:style-name="T67">↖</text:span></text:p>
          </table:table-cell>
        </table:table-row>
        <table:table-row table:style-name="Tabelle2.3">
          <table:table-cell table:style-name="Tabelle2.A2" office:value-type="string">
            <text:p text:style-name="P50">Climb_Up_Right</text:p>
          </table:table-cell>
          <table:table-cell table:style-name="Tabelle2.A2" office:value-type="string">
            <text:p text:style-name="P50"/>
          </table:table-cell>
          <table:table-cell table:style-name="Tabelle2.C3" office:value-type="string">
            <text:p text:style-name="P57">Climbing <text:span text:style-name="T67">↗</text:span></text:p>
          </table:table-cell>
        </table:table-row>
        <table:table-row table:style-name="Tabelle2.3">
          <table:table-cell table:style-name="Tabelle2.A2" office:value-type="string">
            <text:p text:style-name="Table_20_Contents">Climb_Left</text:p>
          </table:table-cell>
          <table:table-cell table:style-name="Tabelle2.A2" office:value-type="string">
            <text:p text:style-name="Table_20_Contents"/>
          </table:table-cell>
          <table:table-cell table:style-name="Tabelle2.C3" office:value-type="string">
            <text:p text:style-name="P57">Climbing <text:span text:style-name="T67">←</text:span></text:p>
          </table:table-cell>
        </table:table-row>
        <table:table-row table:style-name="Tabelle2.3">
          <table:table-cell table:style-name="Tabelle2.A2" office:value-type="string">
            <text:p text:style-name="P50">Climb_Right</text:p>
          </table:table-cell>
          <table:table-cell table:style-name="Tabelle2.A2" office:value-type="string">
            <text:p text:style-name="P50"/>
          </table:table-cell>
          <table:table-cell table:style-name="Tabelle2.C3" office:value-type="string">
            <text:p text:style-name="P57">Climbing <text:span text:style-name="T67">→</text:span></text:p>
          </table:table-cell>
        </table:table-row>
        <table:table-row table:style-name="Tabelle2.3">
          <table:table-cell table:style-name="Tabelle2.A2" office:value-type="string">
            <text:p text:style-name="P50">Climb_Down</text:p>
          </table:table-cell>
          <table:table-cell table:style-name="Tabelle2.A2" office:value-type="string">
            <text:p text:style-name="Table_20_Contents"/>
          </table:table-cell>
          <table:table-cell table:style-name="Tabelle2.C3" office:value-type="string">
            <text:p text:style-name="P57">Climbing <text:span text:style-name="T67">↓</text:span></text:p>
          </table:table-cell>
        </table:table-row>
        <text:soft-page-break/>
        <table:table-row table:style-name="Tabelle2.3">
          <table:table-cell table:style-name="Tabelle2.A2" office:value-type="string">
            <text:p text:style-name="P50">Climb_Down_Left</text:p>
          </table:table-cell>
          <table:table-cell table:style-name="Tabelle2.A2" office:value-type="string">
            <text:p text:style-name="Table_20_Contents"/>
          </table:table-cell>
          <table:table-cell table:style-name="Tabelle2.C3" office:value-type="string">
            <text:p text:style-name="P57">Climbing <text:span text:style-name="T67">↙</text:span></text:p>
          </table:table-cell>
        </table:table-row>
        <table:table-row table:style-name="Tabelle2.3">
          <table:table-cell table:style-name="Tabelle2.A2" office:value-type="string">
            <text:p text:style-name="Table_20_Contents">Climb_Down_Right</text:p>
          </table:table-cell>
          <table:table-cell table:style-name="Tabelle2.A2" office:value-type="string">
            <text:p text:style-name="Table_20_Contents"/>
          </table:table-cell>
          <table:table-cell table:style-name="Tabelle2.C10" office:value-type="string">
            <text:p text:style-name="P57">Climbing <text:span text:style-name="T67">↘</text:span></text:p>
          </table:table-cell>
        </table:table-row>
        <table:table-row table:style-name="TableLine93987474906064">
          <table:table-cell table:style-name="Tabelle2.A2" office:value-type="string">
            <text:p text:style-name="Table_20_Contents">Climb_Exit_Up</text:p>
          </table:table-cell>
          <table:table-cell table:style-name="Tabelle2.A2" office:value-type="string">
            <text:p text:style-name="P50">Climb_Exit_Up_fp</text:p>
          </table:table-cell>
          <table:table-cell table:style-name="Tabelle2.C2" office:value-type="string">
            <text:p text:style-name="P52">Climbing up and out of a climbable area</text:p>
          </table:table-cell>
        </table:table-row>
      </table:table>
      <text:p text:style-name="P9"><text:span text:style-name="_5f_OOoComputerSpecial"><text:span text:style-name="T10"/></text:span></text:p>
      <text:p text:style-name="P9"><text:span text:style-name="_5f_OOoComputerSpecial"><text:span text:style-name="T12">Wall and Ledge Actions</text:span></text:span></text:p>
      <table:table table:name="Tabelle3" table:style-name="Tabelle3">
        <table:table-column table:style-name="Tabelle3.A" table:number-columns-repeated="3"/>
        <table:table-row table:style-name="TableLine93987474868960">
          <table:table-cell table:style-name="Tabelle3.A1" office:value-type="string">
            <text:p text:style-name="Table_20_Heading">Third Person</text:p>
          </table:table-cell>
          <table:table-cell table:style-name="Tabelle3.A1" office:value-type="string">
            <text:p text:style-name="Table_20_Heading">First Person</text:p>
          </table:table-cell>
          <table:table-cell table:style-name="Tabelle3.C1" office:value-type="string">
            <text:p text:style-name="P58">Description</text:p>
          </table:table-cell>
        </table:table-row>
        <table:table-row table:style-name="TableLine93987474929456">
          <table:table-cell table:style-name="Tabelle3.A2" table:number-columns-spanned="2" office:value-type="string">
            <text:p text:style-name="P55">Ledge Grab</text:p>
          </table:table-cell>
          <table:covered-table-cell/>
          <table:table-cell table:style-name="Tabelle3.C2" office:value-type="string">
            <text:p text:style-name="Table_20_Contents"/>
          </table:table-cell>
        </table:table-row>
        <table:table-row table:style-name="TableLine93987474930976">
          <table:table-cell table:style-name="Tabelle3.A2" office:value-type="string">
            <text:p text:style-name="Table_20_Contents">LedgeGrab</text:p>
          </table:table-cell>
          <table:table-cell table:style-name="Tabelle3.A2" office:value-type="string">
            <text:p text:style-name="P53">LedgeGrab_fp</text:p>
          </table:table-cell>
          <table:table-cell table:style-name="Tabelle3.C2" office:value-type="string">
            <text:p text:style-name="P54">Hanging on a ledge, not moving</text:p>
          </table:table-cell>
        </table:table-row>
        <table:table-row table:style-name="TableLine93987474932240">
          <table:table-cell table:style-name="Tabelle3.A2" office:value-type="string">
            <text:p text:style-name="Table_20_Contents">LedgeGrab_Up</text:p>
          </table:table-cell>
          <table:table-cell table:style-name="Tabelle3.A2" office:value-type="string">
            <text:p text:style-name="Table_20_Contents">LedgeGrab_Up_fp</text:p>
          </table:table-cell>
          <table:table-cell table:style-name="Tabelle3.C2" office:value-type="string">
            <text:p text:style-name="P54">Climbing up on a ledge</text:p>
          </table:table-cell>
        </table:table-row>
        <table:table-row table:style-name="TableLine93987474933104">
          <table:table-cell table:style-name="Tabelle3.A2" office:value-type="string">
            <text:p text:style-name="Table_20_Contents">LedgeGrab_Left</text:p>
          </table:table-cell>
          <table:table-cell table:style-name="Tabelle3.A2" office:value-type="string">
            <text:p text:style-name="Table_20_Contents">LedgeGrab_Left_fp</text:p>
          </table:table-cell>
          <table:table-cell table:style-name="Tabelle3.C2" office:value-type="string">
            <text:p text:style-name="P54">Moving left while hanging on a ledge</text:p>
          </table:table-cell>
        </table:table-row>
        <table:table-row table:style-name="TableLine93987474934080">
          <table:table-cell table:style-name="Tabelle3.A2" office:value-type="string">
            <text:p text:style-name="Table_20_Contents">LedgeGrab_Right</text:p>
          </table:table-cell>
          <table:table-cell table:style-name="Tabelle3.A2" office:value-type="string">
            <text:p text:style-name="Table_20_Contents">LedgeGrab_Right_fp</text:p>
          </table:table-cell>
          <table:table-cell table:style-name="Tabelle3.C2" office:value-type="string">
            <text:p text:style-name="P54">Moving right while hanging on a ledge</text:p>
          </table:table-cell>
        </table:table-row>
        <table:table-row table:style-name="TableLine93987474935280">
          <table:table-cell table:style-name="Tabelle3.A2" table:number-columns-spanned="2" office:value-type="string">
            <text:p text:style-name="P55">Wall Run</text:p>
          </table:table-cell>
          <table:covered-table-cell/>
          <table:table-cell table:style-name="Tabelle3.C2" office:value-type="string">
            <text:p text:style-name="Table_20_Contents"/>
          </table:table-cell>
        </table:table-row>
        <table:table-row table:style-name="TableLine93987474936144">
          <table:table-cell table:style-name="Tabelle3.A2" office:value-type="string">
            <text:p text:style-name="Table_20_Contents">WallRun_Up</text:p>
          </table:table-cell>
          <table:table-cell table:style-name="Tabelle3.A2" office:value-type="string">
            <text:p text:style-name="Table_20_Contents">WallRun_Up_fp</text:p>
          </table:table-cell>
          <table:table-cell table:style-name="Tabelle3.C2" office:value-type="string">
            <text:p text:style-name="P54">Run up vertically on a wall</text:p>
          </table:table-cell>
        </table:table-row>
        <table:table-row table:style-name="TableLine93987474937072">
          <table:table-cell table:style-name="Tabelle3.A2" office:value-type="string">
            <text:p text:style-name="Table_20_Contents">WallRun_Right</text:p>
          </table:table-cell>
          <table:table-cell table:style-name="Tabelle3.A2" office:value-type="string">
            <text:p text:style-name="Table_20_Contents">WallRun_Right_fp</text:p>
          </table:table-cell>
          <table:table-cell table:style-name="Tabelle3.C2" office:value-type="string">
            <text:p text:style-name="P54">Run horizontally on a wall to the right of the player</text:p>
          </table:table-cell>
        </table:table-row>
        <table:table-row table:style-name="TableLine93987474937968">
          <table:table-cell table:style-name="Tabelle3.A2" office:value-type="string">
            <text:p text:style-name="Table_20_Contents">WallRun_Left</text:p>
          </table:table-cell>
          <table:table-cell table:style-name="Tabelle3.A2" office:value-type="string">
            <text:p text:style-name="Table_20_Contents">WallRun_Left_fp</text:p>
          </table:table-cell>
          <table:table-cell table:style-name="Tabelle3.C2" office:value-type="string">
            <text:p text:style-name="P54">Run horizontally on a wall to the left of the player</text:p>
          </table:table-cell>
        </table:table-row>
      </table:table>
      <text:p text:style-name="P9"><text:span text:style-name="_5f_OOoComputerSpecial"><text:span text:style-name="T9"/></text:span></text:p>
      <text:h text:style-name="Heading_20_1" text:outline-level="1"><text:span text:style-name="_5f_OOoComputerSpecial"><text:span text:style-name="T42">Code structure</text:span></text:span></text:h>
      <text:p text:style-name="P19"><text:span text:style-name="_5f_OOoComputerSpecial"><text:span text:style-name="T14">PlayerControler.py</text:span></text:span></text:p>
      <text:p text:style-name="P19"><text:span text:style-name="_5f_OOoComputerSpecial"><text:span text:style-name="T22">The main class that combines all the functionality</text:span></text:span></text:p>
      <text:p text:style-name="P19"><text:span text:style-name="_5f_OOoComputerSpecial"><text:span text:style-name="T22"/></text:span></text:p>
      <text:p text:style-name="P19"><text:span text:style-name="_5f_OOoComputerSpecial"><text:span text:style-name="T14">Config.py</text:span></text:span></text:p>
      <text:p text:style-name="P19"><text:span text:style-name="_5f_OOoComputerSpecial"><text:span text:style-name="T22">This script contains all configurable variables of the player</text:span></text:span></text:p>
      <text:p text:style-name="P19"><text:span text:style-name="_5f_OOoComputerSpecial"><text:span text:style-name="T22"/></text:span></text:p>
      <text:p text:style-name="P19"><text:span text:style-name="_5f_OOoComputerSpecial"><text:span text:style-name="T14">Camera*.py</text:span></text:span></text:p>
      <text:p text:style-name="P19"><text:span text:style-name="_5f_OOoComputerSpecial"><text:span text:style-name="T22">This scripts handle the camera control and setup of the character</text:span></text:span></text:p>
      <text:p text:style-name="P19"><text:span text:style-name="_5f_OOoComputerSpecial"><text:span text:style-name="T22">*FirstPerson = setting up a camera from thew view of the characters eyes with the usual FP setup like mouse controlled view and character rotation</text:span></text:span></text:p>
      <text:p text:style-name="P19"><text:span text:style-name="_5f_OOoComputerSpecial"><text:span text:style-name="T22">*ThirdPerson = setting up a camera from a shoulder view angle with the usual TP setup like moving the character according to the cameras position</text:span></text:span></text:p>
      <text:p text:style-name="P19"><text:span text:style-name="_5f_OOoComputerSpecial"><text:span text:style-name="T22"/></text:span></text:p>
      <text:p text:style-name="P19"><text:span text:style-name="_5f_OOoComputerSpecial"><text:span text:style-name="T14">Control.py</text:span></text:span></text:p>
      <text:p text:style-name="P19"><text:soft-page-break/><text:span text:style-name="_5f_OOoComputerSpecial"><text:span text:style-name="T22">This module is responsible for handling the players user input gathered by the respective plugins and also running all the other plugins that are available and active and finally merging all this data together to send it to the desired other parts of the controller like the phyiscs scripts.</text:span></text:span></text:p>
      <text:p text:style-name="P19"><text:span text:style-name="_5f_OOoComputerSpecial"><text:span text:style-name="T22"/></text:span></text:p>
      <text:p text:style-name="P19"><text:span text:style-name="_5f_OOoComputerSpecial"><text:span text:style-name="T14">InputPlugins/*</text:span></text:span></text:p>
      <text:p text:style-name="P19"><text:span text:style-name="_5f_OOoComputerSpecial"><text:span text:style-name="T18">In here all the plugins for gathering user input (Keyboard, Gamepads, etc) are located. They all follow a specific design to make the input available to the control part.</text:span></text:span></text:p>
      <text:p text:style-name="P19"><text:span text:style-name="_5f_OOoComputerSpecial"><text:span text:style-name="T18"/></text:span></text:p>
      <text:p text:style-name="P19"><text:span text:style-name="_5f_OOoComputerSpecial"><text:span text:style-name="T14">ControlPlugins/*</text:span></text:span></text:p>
      <text:p text:style-name="P19"><text:span text:style-name="_5f_OOoComputerSpecial"><text:span text:style-name="T18">These plugin scripts are responsible for making the character move and behave differently in specific areas as defined within those plugins. All the inteligent actions are coded in here and are called from the control part of the game.</text:span></text:span></text:p>
      <text:p text:style-name="P19"><text:span text:style-name="_5f_OOoComputerSpecial"><text:span text:style-name="T22"/></text:span></text:p>
      <text:p text:style-name="P19"><text:span text:style-name="_5f_OOoComputerSpecial"><text:span text:style-name="T14">Animator.py</text:span></text:span></text:p>
      <text:p text:style-name="P19"><text:span text:style-name="_5f_OOoComputerSpecial"><text:span text:style-name="T22">The animator module handles the animation playing of the character and animation blending</text:span></text:span></text:p>
      <text:p text:style-name="P19"><text:span text:style-name="_5f_OOoComputerSpecial"><text:span text:style-name="T22"/></text:span></text:p>
      <text:p text:style-name="P19"><text:span text:style-name="_5f_OOoComputerSpecial"><text:span text:style-name="T14">Physics*.py</text:span></text:span></text:p>
      <text:p text:style-name="P19"><text:span text:style-name="_5f_OOoComputerSpecial"><text:span text:style-name="T22">This contains the physics interface of the character. Everything related to physics and collision detection should go here to make it simply interchangeable with other physic systems</text:span></text:span></text:p>
      <text:p text:style-name="P19"><text:span text:style-name="_5f_OOoComputerSpecial"><text:span text:style-name="T22">*Internal = using P3D's internal physic and collision system</text:span></text:span></text:p>
      <text:p text:style-name="P19"><text:span text:style-name="_5f_OOoComputerSpecial"><text:span text:style-name="T22">*Bullet = using Bullet physic and collision system</text:span></text:span></text:p>
      <text:h text:style-name="Heading_20_1" text:outline-level="1"><text:span text:style-name="_5f_OOoComputerSpecial"><text:span text:style-name="T42">Limitations</text:span></text:span></text:h>
      <text:p text:style-name="P20"><text:span text:style-name="_5f_OOoComputerSpecial"><text:span text:style-name="T23">Physics and collisions</text:span></text:span></text:p>
      <text:p text:style-name="P20"><text:span text:style-name="_5f_OOoComputerSpecial"><text:span text:style-name="T23">Currently only the Panda3D internal physics and collision system is truly implemented and works out of the box. A lot of work went into performance optimization and stabilizing the code behind it to make it work with large scale applications.</text:span></text:span></text:p>
      <text:p text:style-name="P20"><text:span text:style-name="_5f_OOoComputerSpecial"><text:span text:style-name="T23">A Bullet system integration is work in progress but currently not usable due to lack of knowledge and volunteers working on it.</text:span></text:span></text:p>
      <text:h text:style-name="Heading_20_1" text:outline-level="1"><text:span text:style-name="_5f_OOoComputerSpecial">JSON Config file</text:span></text:h>
      <text:p text:style-name="P34"><text:span text:style-name="_5f_OOoComputerSpecial"><text:span text:style-name="T54">This section describes all entries available in the JSON configuration file.</text:span></text:span></text:p>
      <text:p text:style-name="P34"><text:span text:style-name="_5f_OOoComputerSpecial"><text:span text:style-name="T54">TODO: Some sections are missing descriptions</text:span></text:span></text:p>
      <text:h text:style-name="Heading_20_2" text:outline-level="2"><text:soft-page-break/><text:span text:style-name="_5f_OOoComputerSpecial">Model related</text:span></text:h>
      <text:p text:style-name="Text_20_body"><text:span text:style-name="_5f_OOoComputerSpecial"><text:span text:style-name="T7"><text:s text:c="4"/>"model"</text:span></text:span></text:p>
      <text:p text:style-name="P22"><text:span text:style-name="_5f_OOoComputerSpecial"><text:span text:style-name="T24">Path to the player model</text:span></text:span></text:p>
      <text:h text:style-name="Heading_20_2" text:outline-level="2"><text:span text:style-name="_5f_OOoComputerSpecial">Animation</text:span></text:h>
      <text:p text:style-name="P23"><text:span text:style-name="_5f_OOoComputerSpecial"><text:span text:style-name="T15">NOTE:</text:span></text:span><text:span text:style-name="_5f_OOoComputerSpecial"><text:span text:style-name="T25"> Animation configurations with the fp postfix are used for first person mode</text:span></text:span></text:p>
      <text:p text:style-name="Text_20_body"><text:span text:style-name="_5f_OOoComputerSpecial"><text:span text:style-name="T7"><text:s text:c="4"/>"anim_idle"</text:span></text:span></text:p>
      <text:p text:style-name="P22"><text:span text:style-name="_5f_OOoComputerSpecial"><text:span text:style-name="T46">P</text:span></text:span><text:span text:style-name="_5f_OOoComputerSpecial"><text:span text:style-name="T24">ath to the </text:span></text:span><text:span text:style-name="_5f_OOoComputerSpecial"><text:span text:style-name="T46">i</text:span></text:span><text:span text:style-name="_5f_OOoComputerSpecial"><text:span text:style-name="T24">dle animation</text:span></text:span></text:p>
      <text:p text:style-name="Text_20_body"><text:span text:style-name="_5f_OOoComputerSpecial"><text:span text:style-name="T7"><text:s text:c="4"/>"anim_walk"</text:span></text:span></text:p>
      <text:p text:style-name="P22"><text:span text:style-name="_5f_OOoComputerSpecial"><text:span text:style-name="T24">Path to the walk animation</text:span></text:span></text:p>
      <text:p text:style-name="Text_20_body"><text:span text:style-name="_5f_OOoComputerSpecial"><text:span text:style-name="T7"><text:s text:c="4"/>"anim_run"</text:span></text:span></text:p>
      <text:p text:style-name="P22"><text:span text:style-name="_5f_OOoComputerSpecial"><text:span text:style-name="T24">Path to the run animation</text:span></text:span></text:p>
      <text:p text:style-name="Text_20_body"><text:span text:style-name="_5f_OOoComputerSpecial"><text:span text:style-name="T7"><text:s text:c="4"/>"anim_sprint"</text:span></text:span></text:p>
      <text:p text:style-name="P22"><text:span text:style-name="_5f_OOoComputerSpecial"><text:span text:style-name="T24">Path to the sprint animation</text:span></text:span></text:p>
      <text:p text:style-name="Text_20_body"><text:span text:style-name="_5f_OOoComputerSpecial"><text:span text:style-name="T7"><text:s text:c="4"/>"anim_jumpstart"</text:span></text:span></text:p>
      <text:p text:style-name="P22"><text:span text:style-name="_5f_OOoComputerSpecial"><text:span text:style-name="T24">Path to the </text:span></text:span><text:span text:style-name="_5f_OOoComputerSpecial"><text:span text:style-name="T46">j</text:span></text:span><text:span text:style-name="_5f_OOoComputerSpecial"><text:span text:style-name="T24">ump initiation animation (will be played when the player starts a jump)</text:span></text:span></text:p>
      <text:p text:style-name="Text_20_body"><text:span text:style-name="_5f_OOoComputerSpecial"><text:span text:style-name="T7"><text:s text:c="4"/>"anim_jumpland"</text:span></text:span></text:p>
      <text:p text:style-name="P23"><text:span text:style-name="_5f_OOoComputerSpecial"><text:span text:style-name="T25">Path to the landing animation (will be played when the player hits the ground)</text:span></text:span></text:p>
      <text:p text:style-name="Text_20_body"><text:span text:style-name="_5f_OOoComputerSpecial"><text:span text:style-name="T7"><text:s text:c="4"/>"anim_falling"</text:span></text:span></text:p>
      <text:p text:style-name="P23"><text:span text:style-name="_5f_OOoComputerSpecial"><text:span text:style-name="T25">Path to the animation that will be played when the player falls</text:span></text:span></text:p>
      <text:p text:style-name="Text_20_body"><text:span text:style-name="_5f_OOoComputerSpecial"><text:span text:style-name="T7"><text:s text:c="4"/>"anim_crouch_move"</text:span></text:span></text:p>
      <text:p text:style-name="P23"><text:span text:style-name="_5f_OOoComputerSpecial"><text:span text:style-name="T25">Currently not used</text:span></text:span></text:p>
      <text:p text:style-name="P23"><text:span text:style-name="_5f_OOoComputerSpecial"><text:span text:style-name="T7"><text:s text:c="4"/>"anim_crouch_idle"</text:span></text:span></text:p>
      <text:p text:style-name="P23"><text:span text:style-name="_5f_OOoComputerSpecial"><text:span text:style-name="T25">Currently not used</text:span></text:span></text:p>
      <text:p text:style-name="P23"><text:span text:style-name="_5f_OOoComputerSpecial"><text:span text:style-name="T7"><text:s text:c="4"/>"anim_crawl_move"</text:span></text:span></text:p>
      <text:p text:style-name="P23"><text:span text:style-name="_5f_OOoComputerSpecial"><text:span text:style-name="T25">Currently not used</text:span></text:span></text:p>
      <text:p text:style-name="P23"><text:span text:style-name="_5f_OOoComputerSpecial"><text:span text:style-name="T7"><text:s text:c="4"/>"anim_crawl_idle"</text:span></text:span></text:p>
      <text:p text:style-name="P23"><text:span text:style-name="_5f_OOoComputerSpecial"><text:span text:style-name="T25">Currently not used</text:span></text:span></text:p>
      <text:p text:style-name="Text_20_body"><text:span text:style-name="_5f_OOoComputerSpecial"><text:span text:style-name="T7"><text:s text:c="4"/>"anim_wallrun_left"</text:span></text:span></text:p>
      <text:p text:style-name="P23"><text:span text:style-name="_5f_OOoComputerSpecial"><text:span text:style-name="T25">Path to the wall run when the wall is on the left side of the player</text:span></text:span></text:p>
      <text:p text:style-name="P23"><text:span text:style-name="_5f_OOoComputerSpecial"><text:span text:style-name="T7"><text:s text:c="4"/>"anim_wallrun_right"</text:span></text:span></text:p>
      <text:p text:style-name="P23"><text:soft-page-break/><text:span text:style-name="_5f_OOoComputerSpecial"><text:span text:style-name="T25">Path to the wall run when the wall is on the </text:span></text:span><text:span text:style-name="_5f_OOoComputerSpecial"><text:span text:style-name="T47">right</text:span></text:span><text:span text:style-name="_5f_OOoComputerSpecial"><text:span text:style-name="T25"> side of the player</text:span></text:span></text:p>
      <text:p text:style-name="P23"><text:span text:style-name="_5f_OOoComputerSpecial"><text:span text:style-name="T7"><text:s text:c="4"/>"anim_wallrun_up"</text:span></text:span></text:p>
      <text:p text:style-name="P23"><text:span text:style-name="_5f_OOoComputerSpecial"><text:span text:style-name="T25">Path to the wall run when the wall is </text:span></text:span><text:span text:style-name="_5f_OOoComputerSpecial"><text:span text:style-name="T47">in front</text:span></text:span><text:span text:style-name="_5f_OOoComputerSpecial"><text:span text:style-name="T25"> of the player</text:span></text:span></text:p>
      <text:p text:style-name="P23"><text:span text:style-name="_5f_OOoComputerSpecial"><text:span text:style-name="T7"><text:s text:c="4"/>"anim_roll"</text:span></text:span></text:p>
      <text:p text:style-name="P23"><text:span text:style-name="_5f_OOoComputerSpecial"><text:span text:style-name="T25">Currently not used</text:span></text:span></text:p>
      <text:p text:style-name="Text_20_body"><text:span text:style-name="_5f_OOoComputerSpecial"><text:span text:style-name="T7"><text:s text:c="4"/>"anim_ledge_grab"</text:span></text:span></text:p>
      <text:p text:style-name="P23"><text:span text:style-name="_5f_OOoComputerSpecial"><text:span text:style-name="T25">Path to the ledge grab idling animation</text:span></text:span></text:p>
      <text:p text:style-name="Text_20_body"><text:span text:style-name="_5f_OOoComputerSpecial"><text:span text:style-name="T7"><text:s text:c="4"/>"anim_ledge_grab_up"</text:span></text:span></text:p>
      <text:p text:style-name="P23"><text:span text:style-name="_5f_OOoComputerSpecial"><text:span text:style-name="T25">Path to the exit ledge grab upward animation</text:span></text:span></text:p>
      <text:p text:style-name="Text_20_body"><text:span text:style-name="_5f_OOoComputerSpecial"><text:span text:style-name="T7"><text:s text:c="4"/>"anim_ledge_grab_left"</text:span></text:span></text:p>
      <text:p text:style-name="P23"><text:span text:style-name="_5f_OOoComputerSpecial"><text:span text:style-name="T47">Path to the move left when in ledge grab mode animation</text:span></text:span></text:p>
      <text:p text:style-name="P23"><text:span text:style-name="_5f_OOoComputerSpecial"><text:span text:style-name="T7"><text:s text:c="4"/>"anim_ledge_grab_right"</text:span></text:span></text:p>
      <text:p text:style-name="P23"><text:span text:style-name="_5f_OOoComputerSpecial"><text:span text:style-name="T47">Path to the move right when in ledge grab mode animation</text:span></text:span></text:p>
      <text:p text:style-name="P23"><text:span text:style-name="_5f_OOoComputerSpecial"><text:span text:style-name="T7"><text:s text:c="4"/>"anim_climb"</text:span></text:span></text:p>
      <text:p text:style-name="P23"><text:span text:style-name="_5f_OOoComputerSpecial"><text:span text:style-name="T25">Path to the climb idling animation</text:span></text:span></text:p>
      <text:p text:style-name="Text_20_body"><text:span text:style-name="_5f_OOoComputerSpecial"><text:span text:style-name="T7"><text:s text:c="4"/>"anim_climb_exit_up"</text:span></text:span></text:p>
      <text:p text:style-name="P23"><text:span text:style-name="_5f_OOoComputerSpecial"><text:span text:style-name="T25">Path to the animation when exiting a ladder or other climbable area on the top</text:span></text:span></text:p>
      <text:p text:style-name="Text_20_body"><text:span text:style-name="_5f_OOoComputerSpecial"><text:span text:style-name="T7"><text:s text:c="4"/>"anim_climb_up"</text:span></text:span></text:p>
      <text:p text:style-name="P23"><text:span text:style-name="_5f_OOoComputerSpecial"><text:span text:style-name="T25">Path to the climb upward animation</text:span></text:span></text:p>
      <text:p text:style-name="Text_20_body"><text:span text:style-name="_5f_OOoComputerSpecial"><text:span text:style-name="T7"><text:s text:c="4"/>"anim_climb_down"</text:span></text:span></text:p>
      <text:p text:style-name="P23"><text:span text:style-name="_5f_OOoComputerSpecial"><text:span text:style-name="T25">Path to the climb downward animation</text:span></text:span></text:p>
      <text:p text:style-name="Text_20_body"><text:span text:style-name="_5f_OOoComputerSpecial"><text:span text:style-name="T7"><text:s text:c="4"/>"anim_climb_left"</text:span></text:span></text:p>
      <text:p text:style-name="P23"><text:span text:style-name="_5f_OOoComputerSpecial"><text:span text:style-name="T25">Path to the climb to the left animation when the player is in a specific climb area</text:span></text:span></text:p>
      <text:p text:style-name="P23"><text:span text:style-name="_5f_OOoComputerSpecial"><text:span text:style-name="T7"><text:s text:c="4"/>"anim_climb_right"</text:span></text:span></text:p>
      <text:p text:style-name="P23"><text:span text:style-name="_5f_OOoComputerSpecial"><text:span text:style-name="T25">Path to the climb to the </text:span></text:span><text:span text:style-name="_5f_OOoComputerSpecial"><text:span text:style-name="T47">right</text:span></text:span><text:span text:style-name="_5f_OOoComputerSpecial"><text:span text:style-name="T25"> animation when the player is in a specific climb area</text:span></text:span></text:p>
      <text:p text:style-name="P23"><text:span text:style-name="_5f_OOoComputerSpecial"><text:span text:style-name="T7"><text:s text:c="4"/>"anim_climb_left_up"</text:span></text:span></text:p>
      <text:p text:style-name="P23"><text:span text:style-name="_5f_OOoComputerSpecial"><text:span text:style-name="T25">Path to the climb to the left and up animation when the player is in a specific climb area</text:span></text:span></text:p>
      <text:p text:style-name="P23"><text:span text:style-name="_5f_OOoComputerSpecial"><text:span text:style-name="T7"><text:s text:c="4"/>"anim_climb_left_down"</text:span></text:span></text:p>
      <text:p text:style-name="P23"><text:span text:style-name="_5f_OOoComputerSpecial"><text:span text:style-name="T25">Path to the climb to the left and </text:span></text:span><text:span text:style-name="_5f_OOoComputerSpecial"><text:span text:style-name="T47">down</text:span></text:span><text:span text:style-name="_5f_OOoComputerSpecial"><text:span text:style-name="T25"> animation when the player is in a specific climb area</text:span></text:span></text:p>
      <text:p text:style-name="P23"><text:span text:style-name="_5f_OOoComputerSpecial"><text:span text:style-name="T7"><text:s text:c="4"/>"anim_climb_right_up"</text:span></text:span></text:p>
      <text:p text:style-name="P23"><text:span text:style-name="_5f_OOoComputerSpecial"><text:span text:style-name="T25">Path to the climb to the </text:span></text:span><text:span text:style-name="_5f_OOoComputerSpecial"><text:span text:style-name="T47">right</text:span></text:span><text:span text:style-name="_5f_OOoComputerSpecial"><text:span text:style-name="T25"> and up animation when the player is in a specific climb area</text:span></text:span></text:p>
      <text:p text:style-name="P23"><text:span text:style-name="_5f_OOoComputerSpecial"><text:span text:style-name="T7"><text:s text:c="4"/>"anim_climb_right_down"</text:span></text:span></text:p>
      <text:p text:style-name="P23"><text:soft-page-break/><text:span text:style-name="_5f_OOoComputerSpecial"><text:span text:style-name="T25">Path to the climb to the </text:span></text:span><text:span text:style-name="_5f_OOoComputerSpecial"><text:span text:style-name="T47">right</text:span></text:span><text:span text:style-name="_5f_OOoComputerSpecial"><text:span text:style-name="T25"> and </text:span></text:span><text:span text:style-name="_5f_OOoComputerSpecial"><text:span text:style-name="T47">down</text:span></text:span><text:span text:style-name="_5f_OOoComputerSpecial"><text:span text:style-name="T25"> animation when the player is in a specific climb area</text:span></text:span></text:p>
      <text:p text:style-name="Text_20_body"><text:span text:style-name="_5f_OOoComputerSpecial"><text:span text:style-name="T7"><text:s text:c="4"/>"enable_interpolation"</text:span></text:span></text:p>
      <text:p text:style-name="P23"><text:span text:style-name="_5f_OOoComputerSpecial"><text:span text:style-name="T25">Enable the interpolation between individual frames of the animation. Enable this if your animations only use key frames</text:span></text:span></text:p>
      <text:h text:style-name="Heading_20_2" text:outline-level="2"><text:span text:style-name="_5f_OOoComputerSpecial">Idle management</text:span></text:h>
      <text:p text:style-name="Text_20_body"><text:span text:style-name="_5f_OOoComputerSpecial"><text:span text:style-name="T7"><text:s text:c="4"/>"idle_to_pause_time"</text:span></text:span></text:p>
      <text:p text:style-name="P23"><text:span text:style-name="_5f_OOoComputerSpecial"><text:span text:style-name="T25">Time in seconds until the player goes into pause mode automatically.</text:span></text:span></text:p>
      <text:p text:style-name="Text_20_body"><text:span text:style-name="_5f_OOoComputerSpecial"><text:span text:style-name="T7"><text:s text:c="4"/>"idle_to_pause_task_name"</text:span></text:span></text:p>
      <text:p text:style-name="P23"><text:span text:style-name="_5f_OOoComputerSpecial"><text:span text:style-name="T25">Taskname that will be used for the idle to pause do later task</text:span></text:span></text:p>
      <text:p text:style-name="Text_20_body"><text:span text:style-name="_5f_OOoComputerSpecial"><text:span text:style-name="T7"><text:s text:c="4"/>"idle_to_pause_event_name"</text:span></text:span></text:p>
      <text:p text:style-name="P23"><text:span text:style-name="_5f_OOoComputerSpecial"><text:span text:style-name="T25">Event that will be thrown as soon as the idle to pause change occurs</text:span></text:span></text:p>
      <text:h text:style-name="Heading_20_2" text:outline-level="2"><text:span text:style-name="_5f_OOoComputerSpecial">Audio Events</text:span></text:h>
      <text:p text:style-name="Text_20_body"><text:span text:style-name="_5f_OOoComputerSpecial"><text:span text:style-name="T7"><text:s text:c="4"/>"audio_play_walk_evt"</text:span></text:span></text:p>
      <text:p text:style-name="Text_20_body"><text:span text:style-name="_5f_OOoComputerSpecial"><text:span text:style-name="T7"><text:s text:c="4"/>"audio_stop_walk_evt"</text:span></text:span></text:p>
      <text:p text:style-name="Text_20_body"><text:span text:style-name="_5f_OOoComputerSpecial"><text:span text:style-name="T7"><text:s text:c="4"/>"audio_play_run_evt"</text:span></text:span></text:p>
      <text:p text:style-name="Text_20_body"><text:span text:style-name="_5f_OOoComputerSpecial"><text:span text:style-name="T7"><text:s text:c="4"/>"audio_play_sprint_evt"</text:span></text:span></text:p>
      <text:p text:style-name="Text_20_body"><text:span text:style-name="_5f_OOoComputerSpecial"><text:span text:style-name="T7"><text:s text:c="4"/>"audio_play_jump_evt"</text:span></text:span></text:p>
      <text:p text:style-name="Text_20_body"><text:span text:style-name="_5f_OOoComputerSpecial"><text:span text:style-name="T7"><text:s text:c="4"/>"audio_play_land_evt"</text:span></text:span></text:p>
      <text:p text:style-name="Text_20_body"><text:span text:style-name="_5f_OOoComputerSpecial"><text:span text:style-name="T7"><text:s text:c="4"/>"audio_play_fall_evt"</text:span></text:span></text:p>
      <text:p text:style-name="P24"><text:span text:style-name="_5f_OOoComputerSpecial"><text:span text:style-name="T26">Various events that will be thrown when specific actions start or stop. </text:span></text:span><text:span text:style-name="_5f_OOoComputerSpecial"><text:span text:style-name="T27">Those events should be caught by an audio manager or similar to play and stop audio files accordingly</text:span></text:span></text:p>
      <text:p text:style-name="Text_20_body"><text:span text:style-name="_5f_OOoComputerSpecial"><text:span text:style-name="T7"><text:s text:c="4"/>"audio_set_walk_playrate_evt"</text:span></text:span></text:p>
      <text:p text:style-name="P24"><text:span text:style-name="_5f_OOoComputerSpecial"><text:span text:style-name="T26">Event that will be thrown </text:span></text:span><text:span text:style-name="_5f_OOoComputerSpecial"><text:span text:style-name="T27">containing the new playrate of the walk </text:span></text:span><text:span text:style-name="_5f_OOoComputerSpecial"><text:span text:style-name="T48">audio</text:span></text:span></text:p>
      <text:h text:style-name="Heading_20_2" text:outline-level="2"><text:span text:style-name="_5f_OOoComputerSpecial">Simple Shadow</text:span></text:h>
      <text:p text:style-name="Text_20_body"><text:span text:style-name="_5f_OOoComputerSpecial"><text:span text:style-name="T7"><text:s text:c="4"/>"use_simple_shadow"</text:span></text:span></text:p>
      <text:p text:style-name="P25"><text:span text:style-name="_5f_OOoComputerSpecial"><text:span text:style-name="T53">E</text:span></text:span><text:span text:style-name="_5f_OOoComputerSpecial"><text:span text:style-name="T27">nable or disable the simple shadow below the player</text:span></text:span></text:p>
      <text:p text:style-name="Text_20_body"><text:span text:style-name="_5f_OOoComputerSpecial"><text:span text:style-name="T7"><text:s text:c="4"/>"simple_shadow_image"</text:span></text:span></text:p>
      <text:p text:style-name="P25"><text:soft-page-break/><text:span text:style-name="_5f_OOoComputerSpecial"><text:span text:style-name="T53">P</text:span></text:span><text:span text:style-name="_5f_OOoComputerSpecial"><text:span text:style-name="T27">ath to the shadow image</text:span></text:span></text:p>
      <text:p text:style-name="Text_20_body"><text:span text:style-name="_5f_OOoComputerSpecial"><text:span text:style-name="T7"><text:s text:c="4"/>"min_shadow_scale"</text:span></text:span></text:p>
      <text:p text:style-name="Text_20_body"><text:span text:style-name="_5f_OOoComputerSpecial"><text:span text:style-name="T7"><text:s text:c="4"/>"max_shadow_scale"</text:span></text:span></text:p>
      <text:p text:style-name="P25"><text:span text:style-name="_5f_OOoComputerSpecial"><text:span text:style-name="T53">S</text:span></text:span><text:span text:style-name="_5f_OOoComputerSpecial"><text:span text:style-name="T27">cale of the shadow image</text:span></text:span></text:p>
      <text:p text:style-name="Text_20_body"><text:span text:style-name="_5f_OOoComputerSpecial"><text:span text:style-name="T7"><text:s text:c="4"/>"shadow_scale_factor"</text:span></text:span></text:p>
      <text:p text:style-name="Text_20_body"><text:span text:style-name="_5f_OOoComputerSpecial"><text:span text:style-name="T7"><text:s text:c="4"/>"shadow_min_scale_dist"</text:span></text:span></text:p>
      <text:p text:style-name="Text_20_body"><text:span text:style-name="_5f_OOoComputerSpecial"><text:span text:style-name="T7"><text:s text:c="4"/>"shadow_z_offset"</text:span></text:span></text:p>
      <text:p text:style-name="P25"><text:span text:style-name="_5f_OOoComputerSpecial"><text:span text:style-name="T27">Offset from the location where the shadow image should be placed</text:span></text:span></text:p>
      <text:h text:style-name="Heading_20_2" text:outline-level="2"><text:span text:style-name="_5f_OOoComputerSpecial">Input handling</text:span></text:h>
      <text:p text:style-name="Text_20_body"><text:span text:style-name="_5f_OOoComputerSpecial"><text:span text:style-name="T7"><text:s text:c="4"/>"selectedDevice"</text:span></text:span></text:p>
      <text:p text:style-name="P26"><text:span text:style-name="_5f_OOoComputerSpecial"><text:span text:style-name="T28">Name of the selected device</text:span></text:span></text:p>
      <text:p text:style-name="Text_20_body"><text:span text:style-name="_5f_OOoComputerSpecial"><text:span text:style-name="T7"><text:s text:c="4"/>"deviceMaps"</text:span></text:span></text:p>
      <text:p text:style-name="P26"><text:span text:style-name="_5f_OOoComputerSpecial"><text:span text:style-name="T28">List of mappings for user input devices</text:span></text:span></text:p>
      <text:p text:style-name="Text_20_body"><text:span text:style-name="_5f_OOoComputerSpecial"><text:span text:style-name="T7"><text:s text:c="4"/>"deadzone_x"</text:span></text:span></text:p>
      <text:p text:style-name="Text_20_body"><text:span text:style-name="_5f_OOoComputerSpecial"><text:span text:style-name="T7"><text:s text:c="4"/>"deadzone_y"</text:span></text:span></text:p>
      <text:p text:style-name="P26"><text:span text:style-name="_5f_OOoComputerSpecial"><text:span text:style-name="T28">Controller axis deadzones</text:span></text:span></text:p>
      <text:h text:style-name="Heading_20_2" text:outline-level="2"><text:span text:style-name="_5f_OOoComputerSpecial">Camera Handling</text:span></text:h>
      <text:p text:style-name="Text_20_body"><text:span text:style-name="_5f_OOoComputerSpecial"><text:span text:style-name="T7"><text:s text:c="4"/>"first_pserson_mode"</text:span></text:span></text:p>
      <text:p text:style-name="P32"><text:span text:style-name="_5f_OOoComputerSpecial"><text:span text:style-name="T34">If set to true the first person camera style will be used, otherwise the third person mode will be used</text:span></text:span></text:p>
      <text:p text:style-name="Text_20_body"><text:span text:style-name="_5f_OOoComputerSpecial"><text:span text:style-name="T7"><text:s text:c="4"/>"cam_near_clip_default_firstperson"</text:span></text:span></text:p>
      <text:p text:style-name="P32"><text:span text:style-name="_5f_OOoComputerSpecial"><text:span text:style-name="T7"><text:s text:c="4"/>"cam_near_clip_default_thirdperson"</text:span></text:span></text:p>
      <text:p text:style-name="P32"><text:span text:style-name="_5f_OOoComputerSpecial"><text:span text:style-name="T34">The cameras near clip distance </text:span></text:span><text:span text:style-name="_5f_OOoComputerSpecial"><text:span text:style-name="T36">for first and third person mode</text:span></text:span></text:p>
      <text:p text:style-name="Text_20_body"><text:span text:style-name="_5f_OOoComputerSpecial"><text:span text:style-name="T7"><text:s text:c="4"/>"cam_far_clip"</text:span></text:span></text:p>
      <text:p text:style-name="P32"><text:span text:style-name="_5f_OOoComputerSpecial"><text:span text:style-name="T53">T</text:span></text:span><text:span text:style-name="_5f_OOoComputerSpecial"><text:span text:style-name="T34">he cameras far clip distance</text:span></text:span></text:p>
      <text:p text:style-name="Text_20_body"><text:span text:style-name="_5f_OOoComputerSpecial"><text:span text:style-name="T7"><text:s text:c="4"/>"cam_fov_default_firstperson"</text:span></text:span></text:p>
      <text:p text:style-name="P32"><text:span text:style-name="_5f_OOoComputerSpecial"><text:span text:style-name="T7"><text:s text:c="4"/>"cam_fov_default_thirdperson"</text:span></text:span></text:p>
      <text:p text:style-name="P32"><text:span text:style-name="_5f_OOoComputerSpecial"><text:span text:style-name="T32">T</text:span></text:span><text:span text:style-name="_5f_OOoComputerSpecial"><text:span text:style-name="T55">he cameras field of view </text:span></text:span><text:span text:style-name="_5f_OOoComputerSpecial"><text:span text:style-name="T56">for first and third person mode</text:span></text:span></text:p>
      <text:p text:style-name="Text_20_body"><text:span text:style-name="_5f_OOoComputerSpecial"><text:span text:style-name="T7"><text:s text:c="4"/>"enable_mouse"</text:span></text:span></text:p>
      <text:p text:style-name="P32"><text:soft-page-break/><text:span text:style-name="_5f_OOoComputerSpecial"><text:span text:style-name="T53">E</text:span></text:span><text:span text:style-name="_5f_OOoComputerSpecial"><text:span text:style-name="T34">nable or disable the mouse for the camera movement</text:span></text:span></text:p>
      <text:p text:style-name="Text_20_body"><text:span text:style-name="_5f_OOoComputerSpecial"><text:span text:style-name="T7"><text:s text:c="4"/>"mouse_invert_vertical"</text:span></text:span></text:p>
      <text:p text:style-name="P32"><text:span text:style-name="_5f_OOoComputerSpecial"><text:span text:style-name="T7"><text:s text:c="4"/>"mouse_invert_horizontal"</text:span></text:span></text:p>
      <text:p text:style-name="P32"><text:span text:style-name="_5f_OOoComputerSpecial"><text:span text:style-name="T34">Invert the camera movement </text:span></text:span><text:span text:style-name="_5f_OOoComputerSpecial"><text:span text:style-name="T52">when controlled by mouse</text:span></text:span></text:p>
      <text:p text:style-name="Text_20_body"><text:span text:style-name="_5f_OOoComputerSpecial"><text:span text:style-name="T7"><text:s text:c="4"/>"keyboard_invert_vertical"</text:span></text:span></text:p>
      <text:p text:style-name="P32"><text:span text:style-name="_5f_OOoComputerSpecial"><text:span text:style-name="T7"><text:s text:c="4"/>"keyboard_invert_horizontal"</text:span></text:span></text:p>
      <text:p text:style-name="P32"><text:span text:style-name="_5f_OOoComputerSpecial"><text:span text:style-name="T34">Invert the camera movement </text:span></text:span><text:span text:style-name="_5f_OOoComputerSpecial"><text:span text:style-name="T52">when controlled by keyboard</text:span></text:span></text:p>
      <text:p text:style-name="Text_20_body"><text:span text:style-name="_5f_OOoComputerSpecial"><text:span text:style-name="T7"><text:s text:c="4"/>"mouse_speed_x_default_firsrperson"</text:span></text:span></text:p>
      <text:p text:style-name="Text_20_body"><text:span text:style-name="_5f_OOoComputerSpecial"><text:span text:style-name="T7"><text:s text:c="4"/>"mouse_speed_y_default_firsrperson"</text:span></text:span></text:p>
      <text:p text:style-name="Text_20_body"><text:span text:style-name="_5f_OOoComputerSpecial"><text:span text:style-name="T7"><text:s text:c="4"/>"mouse_speed_x_default_thirdperson"</text:span></text:span></text:p>
      <text:p text:style-name="P32"><text:span text:style-name="_5f_OOoComputerSpecial"><text:span text:style-name="T7"><text:s text:c="4"/>"mouse_speed_y_default_thirdperson"</text:span></text:span></text:p>
      <text:p text:style-name="P36"><text:span text:style-name="_5f_OOoComputerSpecial"><text:span text:style-name="T55">Movement speed of the camera in first and third person mode in the respective direction when moving the mouse. X = Horizontal Y = Vertical speed</text:span></text:span></text:p>
      <text:p text:style-name="Text_20_body"><text:span text:style-name="_5f_OOoComputerSpecial"><text:span text:style-name="T7"><text:s text:c="4"/>"keyboard_cam_speed_x_default_firsrperson"</text:span></text:span></text:p>
      <text:p text:style-name="Text_20_body"><text:span text:style-name="_5f_OOoComputerSpecial"><text:span text:style-name="T7"><text:s text:c="4"/>"keyboard_cam_speed_y_default_firsrperson"</text:span></text:span></text:p>
      <text:p text:style-name="Text_20_body"><text:span text:style-name="_5f_OOoComputerSpecial"><text:span text:style-name="T7"><text:s text:c="4"/>"keyboard_cam_speed_x_default_thirdperson"</text:span></text:span></text:p>
      <text:p text:style-name="P33"><text:span text:style-name="_5f_OOoComputerSpecial"><text:span text:style-name="T7"><text:s text:c="4"/>"keyboard_cam_speed_y_default_thirdperson"</text:span></text:span></text:p>
      <text:p text:style-name="P36"><text:span text:style-name="_5f_OOoComputerSpecial"><text:span text:style-name="T55">Movement speed of the camera in first and third person mode in the respective direction when using the keyboard controls. X = Horizontal Y = Vertical speed</text:span></text:span></text:p>
      <text:p text:style-name="Text_20_body"><text:span text:style-name="_5f_OOoComputerSpecial"><text:span text:style-name="T7"><text:s text:c="4"/>"max_cam_distance"</text:span></text:span></text:p>
      <text:p text:style-name="Text_20_body"><text:span text:style-name="_5f_OOoComputerSpecial"><text:span text:style-name="T7"><text:s text:c="4"/>"min_cam_distance"</text:span></text:span></text:p>
      <text:p text:style-name="P33"><text:span text:style-name="_5f_OOoComputerSpecial"><text:span text:style-name="T52">T</text:span></text:span><text:span text:style-name="_5f_OOoComputerSpecial"><text:span text:style-name="T55">he maximum and minimum distance the camera can have to the player</text:span></text:span></text:p>
      <text:p text:style-name="Text_20_body"><text:span text:style-name="_5f_OOoComputerSpecial"><text:span text:style-name="T7"><text:s text:c="4"/>"cam_distance"</text:span></text:span></text:p>
      <text:p text:style-name="P36"><text:span text:style-name="_5f_OOoComputerSpecial"><text:span text:style-name="T52">T</text:span></text:span><text:span text:style-name="_5f_OOoComputerSpecial"><text:span text:style-name="T55">he default camera distance to the player which will also be used when centering the camera behind the player</text:span></text:span></text:p>
      <text:p text:style-name="Text_20_body"><text:span text:style-name="_5f_OOoComputerSpecial"><text:span text:style-name="T7"><text:s text:c="4"/>"max_cam_height_distance"</text:span></text:span></text:p>
      <text:p text:style-name="Text_20_body"><text:span text:style-name="_5f_OOoComputerSpecial"><text:span text:style-name="T7"><text:s text:c="4"/>"min_cam_height_distance"</text:span></text:span></text:p>
      <text:p text:style-name="P37"><text:span text:style-name="_5f_OOoComputerSpecial"><text:span text:style-name="T57">Maximum and minumum height the camera can have based on the camera floater</text:span></text:span></text:p>
      <text:p text:style-name="Text_20_body"><text:span text:style-name="_5f_OOoComputerSpecial"><text:span text:style-name="T7"><text:s text:c="4"/>"cam_height_avg_up"</text:span></text:span></text:p>
      <text:p text:style-name="Text_20_body"><text:span text:style-name="_5f_OOoComputerSpecial"><text:span text:style-name="T7"><text:s text:c="4"/>"cam_height_avg_down"</text:span></text:span></text:p>
      <text:p text:style-name="P37"><text:span text:style-name="_5f_OOoComputerSpecial"><text:span text:style-name="T57">Height at which the automatic camera adjust should stop the repositioning</text:span></text:span></text:p>
      <text:p text:style-name="Text_20_body"><text:span text:style-name="_5f_OOoComputerSpecial"><text:span text:style-name="T7"><text:s text:c="4"/>"cam_z_justification_speed"</text:span></text:span></text:p>
      <text:p text:style-name="P37"><text:span text:style-name="_5f_OOoComputerSpecial"><text:span text:style-name="T57">Speed at which the camera gets moved toward the average camera height.</text:span></text:span></text:p>
      <text:p text:style-name="Text_20_body"><text:soft-page-break/><text:span text:style-name="_5f_OOoComputerSpecial"><text:span text:style-name="T7"><text:s text:c="4"/>"cam_floater_pos"</text:span></text:span></text:p>
      <text:p text:style-name="P33"><text:span text:style-name="_5f_OOoComputerSpecial"><text:span text:style-name="T52">T</text:span></text:span><text:span text:style-name="_5f_OOoComputerSpecial"><text:span text:style-name="T57">he position at which the floater node should be placed respective to the players 0 position. This floater will be used as look-at target for the camera.</text:span></text:span></text:p>
      <text:p text:style-name="Text_20_body"><text:span text:style-name="_5f_OOoComputerSpecial"><text:span text:style-name="T7"><text:s text:c="4"/>"cam_reposition_duration"</text:span></text:span></text:p>
      <text:p text:style-name="P33"><text:span text:style-name="_5f_OOoComputerSpecial"><text:span text:style-name="T52">T</text:span></text:span><text:span text:style-name="_5f_OOoComputerSpecial"><text:span text:style-name="T57">ime the camera may take to move to the new automatically calculated position. (i.e. reposition on the Z-Axis)</text:span></text:span></text:p>
      <text:p text:style-name="P33"><text:span text:style-name="_5f_OOoComputerSpecial"><text:span text:style-name="T52"><text:s text:c="4"/>"cam_show_center_letterbox"</text:span></text:span></text:p>
      <text:p text:style-name="P36"><text:span text:style-name="_5f_OOoComputerSpecial"><text:span text:style-name="T55">Show the letterbox effect when the camera gets centered behind the character</text:span></text:span></text:p>
      <text:p text:style-name="P36"><text:span text:style-name="_5f_OOoComputerSpecial"><text:span text:style-name="T55"><text:s text:c="4"/>"cam_shake_max_landing_force"</text:span></text:span></text:p>
      <text:p text:style-name="P39"><text:span text:style-name="_5f_OOoComputerSpecial"><text:span text:style-name="T58">The landing force at which the maximum amount of cam shaking will appear</text:span></text:span></text:p>
      <text:p text:style-name="P36"><text:span text:style-name="_5f_OOoComputerSpecial"><text:span text:style-name="T55"><text:s text:c="4"/>"cam_shake_max_strenght"</text:span></text:span></text:p>
      <text:p text:style-name="P39"><text:span text:style-name="_5f_OOoComputerSpecial"><text:span text:style-name="T58">Strength multiplier for the camera shaking </text:span></text:span><text:span text:style-name="_5f_OOoComputerSpecial"><text:span text:style-name="T59">after the player landed</text:span></text:span></text:p>
      <text:h text:style-name="Heading_20_2" text:outline-level="2"><text:span text:style-name="_5f_OOoComputerSpecial">Collision and Physics</text:span></text:h>
      <text:p text:style-name="Text_20_body"><text:span text:style-name="_5f_OOoComputerSpecial"><text:span text:style-name="T7"><text:s text:c="4"/>"show_collisions"</text:span></text:span></text:p>
      <text:p text:style-name="P27"><text:span text:style-name="_5f_OOoComputerSpecial"><text:span text:style-name="T29">Show all collisions for debugging purpose</text:span></text:span></text:p>
      <text:p text:style-name="P27"><text:span text:style-name="_5f_OOoComputerSpecial"><text:span text:style-name="T29"><text:s text:c="4"/>"event_collision_enabled"</text:span></text:span></text:p>
      <text:p text:style-name="P41"><text:span text:style-name="_5f_OOoComputerSpecial"><text:span text:style-name="T38">Enable the collision solid </text:span></text:span><text:span text:style-name="_5f_OOoComputerSpecial"><text:span text:style-name="T39">that is responsible to detecting event fields and other non-solid objects </text:span></text:span><text:span text:style-name="_5f_OOoComputerSpecial"><text:span text:style-name="T40">in a larger area around the character</text:span></text:span></text:p>
      <text:p text:style-name="Text_20_body"><text:span text:style-name="_5f_OOoComputerSpecial"><text:span text:style-name="T7"><text:s text:c="4"/>"char_collision_name"</text:span></text:span></text:p>
      <text:p text:style-name="P27"><text:span text:style-name="_5f_OOoComputerSpecial"><text:span text:style-name="T29">Name of the character collision solids</text:span></text:span></text:p>
      <text:p text:style-name="Text_20_body"><text:span text:style-name="_5f_OOoComputerSpecial"><text:span text:style-name="T7"><text:s text:c="4"/>"player_mass"</text:span></text:span></text:p>
      <text:h text:style-name="Heading_20_2" text:outline-level="2"><text:span text:style-name="_5f_OOoComputerSpecial">Player Sizes</text:span></text:h>
      <text:p text:style-name="Text_20_body"><text:span text:style-name="_5f_OOoComputerSpecial"><text:span text:style-name="T7"><text:s text:c="4"/>"player_height"</text:span></text:span></text:p>
      <text:p text:style-name="P27"><text:span text:style-name="_5f_OOoComputerSpecial"><text:span text:style-name="T29">The player collisions </text:span></text:span><text:span text:style-name="_5f_OOoComputerSpecial"><text:span text:style-name="T49">h</text:span></text:span><text:span text:style-name="_5f_OOoComputerSpecial"><text:span text:style-name="T29">eight in Panda Units</text:span></text:span></text:p>
      <text:p text:style-name="Text_20_body"><text:span text:style-name="_5f_OOoComputerSpecial"><text:span text:style-name="T7"><text:s text:c="4"/>"player_radius"</text:span></text:span></text:p>
      <text:p text:style-name="P27"><text:span text:style-name="_5f_OOoComputerSpecial"><text:span text:style-name="T29">The player collisions </text:span></text:span><text:span text:style-name="_5f_OOoComputerSpecial"><text:span text:style-name="T49">r</text:span></text:span><text:span text:style-name="_5f_OOoComputerSpecial"><text:span text:style-name="T29">adius in Panda Units</text:span></text:span></text:p>
      <text:p text:style-name="P27"><text:span text:style-name="_5f_OOoComputerSpecial"><text:span text:style-name="T7"><text:s text:c="4"/>"player_height_crouch"</text:span></text:span></text:p>
      <text:p text:style-name="P27"><text:span text:style-name="_5f_OOoComputerSpecial"><text:span text:style-name="T25">Currently not used</text:span></text:span></text:p>
      <text:p text:style-name="P27"><text:span text:style-name="_5f_OOoComputerSpecial"><text:span text:style-name="T7"><text:s text:c="4"/>"player_height_crawl"</text:span></text:span></text:p>
      <text:p text:style-name="P27"><text:soft-page-break/><text:span text:style-name="_5f_OOoComputerSpecial"><text:span text:style-name="T25">Currently not used</text:span></text:span></text:p>
      <text:h text:style-name="Heading_20_2" text:outline-level="2"><text:span text:style-name="_5f_OOoComputerSpecial">Movement Configuration</text:span></text:h>
      <text:p text:style-name="Text_20_body"><text:span text:style-name="_5f_OOoComputerSpecial"><text:span text:style-name="T7"><text:s text:c="4"/>"accleration_walk"</text:span></text:span></text:p>
      <text:p text:style-name="Text_20_body"><text:span text:style-name="_5f_OOoComputerSpecial"><text:span text:style-name="T7"><text:s text:c="4"/>"accleration_run"</text:span></text:span></text:p>
      <text:p text:style-name="P32"><text:span text:style-name="_5f_OOoComputerSpecial"><text:span text:style-name="T7"><text:s text:c="4"/>"accleration_sprint"</text:span></text:span></text:p>
      <text:p text:style-name="P32"><text:span text:style-name="_5f_OOoComputerSpecial"><text:span text:style-name="T32">TODO</text:span></text:span></text:p>
      <text:p text:style-name="P32"><text:span text:style-name="_5f_OOoComputerSpecial"><text:span text:style-name="T7"><text:s text:c="4"/>"deaccleration"</text:span></text:span></text:p>
      <text:p text:style-name="P32"><text:span text:style-name="_5f_OOoComputerSpecial"><text:span text:style-name="T32">TODO</text:span></text:span></text:p>
      <text:p text:style-name="Text_20_body"><text:span text:style-name="_5f_OOoComputerSpecial"><text:span text:style-name="T7"><text:s text:c="4"/>"max_accleration_walk"</text:span></text:span></text:p>
      <text:p text:style-name="P32"><text:span text:style-name="_5f_OOoComputerSpecial"><text:span text:style-name="T7"><text:s text:c="4"/>"max_accleration_run"</text:span></text:span></text:p>
      <text:p text:style-name="P32"><text:span text:style-name="_5f_OOoComputerSpecial"><text:span text:style-name="T7"><text:s text:c="4"/>"max_accleration_sprint"</text:span></text:span></text:p>
      <text:p text:style-name="P32"><text:span text:style-name="_5f_OOoComputerSpecial"><text:span text:style-name="T32">TODO</text:span></text:span></text:p>
      <text:p text:style-name="P32"><text:span text:style-name="_5f_OOoComputerSpecial"><text:span text:style-name="T7"><text:s text:c="4"/>"speed"</text:span></text:span></text:p>
      <text:p text:style-name="P32"><text:span text:style-name="_5f_OOoComputerSpecial"><text:span text:style-name="T32">TODO</text:span></text:span></text:p>
      <text:p text:style-name="P32"><text:span text:style-name="_5f_OOoComputerSpecial"><text:span text:style-name="T7"><text:s text:c="4"/>"speed_airborn"</text:span></text:span></text:p>
      <text:p text:style-name="P32"><text:span text:style-name="_5f_OOoComputerSpecial"><text:span text:style-name="T32">TODO</text:span></text:span></text:p>
      <text:p text:style-name="Text_20_body"><text:span text:style-name="_5f_OOoComputerSpecial"><text:span text:style-name="T7"><text:s text:c="4"/>"enter_sprint_duration"</text:span></text:span></text:p>
      <text:p text:style-name="Text_20_body"><text:span text:style-name="_5f_OOoComputerSpecial"><text:span text:style-name="T7"><text:s text:c="4"/>"enter_run_duration"</text:span></text:span></text:p>
      <text:p text:style-name="P32"><text:span text:style-name="_5f_OOoComputerSpecial"><text:span text:style-name="T7"><text:s text:c="4"/>"enter_walk_duration"</text:span></text:span></text:p>
      <text:p text:style-name="P32"><text:span text:style-name="_5f_OOoComputerSpecial"><text:span text:style-name="T32">TODO</text:span></text:span></text:p>
      <text:h text:style-name="Heading_20_2" text:outline-level="2"><text:span text:style-name="_5f_OOoComputerSpecial">Stamina usage</text:span></text:h>
      <text:p text:style-name="Text_20_body"><text:span text:style-name="_5f_OOoComputerSpecial"><text:span text:style-name="T7"><text:s text:c="4"/>"max_stamina"</text:span></text:span></text:p>
      <text:p text:style-name="P31"><text:span text:style-name="_5f_OOoComputerSpecial"><text:span text:style-name="T33">The maximum amount of stamina the player can have</text:span></text:span></text:p>
      <text:p text:style-name="Text_20_body"><text:span text:style-name="_5f_OOoComputerSpecial"><text:span text:style-name="T7"><text:s text:c="4"/>"min_stamina"</text:span></text:span></text:p>
      <text:p text:style-name="P31"><text:span text:style-name="_5f_OOoComputerSpecial"><text:span text:style-name="T33">The minimum amount of stamina the character must have after consuming all his stamina until he can sprint or do other stamina requiring actions again</text:span></text:span></text:p>
      <text:p text:style-name="Text_20_body"><text:span text:style-name="_5f_OOoComputerSpecial"><text:span text:style-name="T7"><text:s text:c="4"/>"stamina_usage_per_second"</text:span></text:span></text:p>
      <text:p text:style-name="P31"><text:span text:style-name="_5f_OOoComputerSpecial"><text:span text:style-name="T33">The amount of stamina that gets used for stamina requiring tasks</text:span></text:span></text:p>
      <text:p text:style-name="Text_20_body"><text:span text:style-name="_5f_OOoComputerSpecial"><text:span text:style-name="T7"><text:s text:c="4"/>"stamina_recover_per_second_idle"</text:span></text:span></text:p>
      <text:p text:style-name="Text_20_body"><text:soft-page-break/><text:span text:style-name="_5f_OOoComputerSpecial"><text:span text:style-name="T7"><text:s text:c="4"/>"stamina_recover_per_second_walk"</text:span></text:span></text:p>
      <text:p text:style-name="Text_20_body"><text:span text:style-name="_5f_OOoComputerSpecial"><text:span text:style-name="T7"><text:s text:c="4"/>"stamina_recover_per_second_run"</text:span></text:span></text:p>
      <text:p text:style-name="P31"><text:span text:style-name="_5f_OOoComputerSpecial"><text:span text:style-name="T33">Amount of stamina that will be recovered per second when idling, walking or running</text:span></text:span></text:p>
      <text:h text:style-name="Heading_20_2" text:outline-level="2"><text:span text:style-name="_5f_OOoComputerSpecial"><text:span text:style-name="T24">Stepping and </text:span></text:span><text:span text:style-name="_5f_OOoComputerSpecial"><text:span text:style-name="T46">S</text:span></text:span><text:span text:style-name="_5f_OOoComputerSpecial"><text:span text:style-name="T24">lope handling</text:span></text:span></text:h>
      <text:p text:style-name="Text_20_body"><text:span text:style-name="_5f_OOoComputerSpecial"><text:span text:style-name="T7"><text:s text:c="4"/>"stepheight_down"</text:span></text:span></text:p>
      <text:p text:style-name="P28"><text:span text:style-name="_5f_OOoComputerSpecial"><text:span text:style-name="T30">Height for downward step detection</text:span></text:span></text:p>
      <text:p text:style-name="Text_20_body"><text:span text:style-name="_5f_OOoComputerSpecial"><text:span text:style-name="T7"><text:s text:c="4"/>"slip_free_angle"</text:span></text:span></text:p>
      <text:p text:style-name="P28"><text:span text:style-name="_5f_OOoComputerSpecial"><text:span text:style-name="T53">A</text:span></text:span><text:span text:style-name="_5f_OOoComputerSpecial"><text:span text:style-name="T30">ngle till which the character won't slip down</text:span></text:span></text:p>
      <text:p text:style-name="P28"><text:span text:style-name="_5f_OOoComputerSpecial"><text:span text:style-name="T30"><text:s text:c="4"/>"do_step_up_check"</text:span></text:span></text:p>
      <text:p text:style-name="P40"><text:span text:style-name="_5f_OOoComputerSpecial"><text:span text:style-name="T37">Enable the feature to check for stairway steps</text:span></text:span></text:p>
      <text:p text:style-name="P40"><text:span text:style-name="_5f_OOoComputerSpecial"><text:span text:style-name="T30"><text:s text:c="4"/>"stepheight_min_up"</text:span></text:span></text:p>
      <text:p text:style-name="P40"><text:span text:style-name="_5f_OOoComputerSpecial"><text:span text:style-name="T30"><text:s text:c="4"/>"stepheight_max_up"</text:span></text:span></text:p>
      <text:p text:style-name="P40"><text:span text:style-name="_5f_OOoComputerSpecial"><text:span text:style-name="T37">Minimum and maximum height of a collision to be detected as a step</text:span></text:span></text:p>
      <text:p text:style-name="P28"><text:span text:style-name="_5f_OOoComputerSpecial"><text:span text:style-name="T30"><text:s text:c="4"/>"step_up_forward_distance"</text:span></text:span></text:p>
      <text:p text:style-name="P40"><text:span text:style-name="_5f_OOoComputerSpecial"><text:span text:style-name="T37">Distance the character gets moved forward toward the step</text:span></text:span></text:p>
      <text:h text:style-name="P59" text:outline-level="2"><text:span text:style-name="_5f_OOoComputerSpecial">Jump and Fall handling</text:span></text:h>
      <text:p text:style-name="P42"><text:span text:style-name="_5f_OOoComputerSpecial"><text:span text:style-name="T7"><text:s text:c="4"/>"jump_enabled"</text:span></text:span></text:p>
      <text:p text:style-name="P42"><text:span text:style-name="_5f_OOoComputerSpecial"><text:span text:style-name="T51">G</text:span></text:span><text:span text:style-name="_5f_OOoComputerSpecial"><text:span text:style-name="T33">enerally </text:span></text:span><text:span text:style-name="_5f_OOoComputerSpecial"><text:span text:style-name="T51">e</text:span></text:span><text:span text:style-name="_5f_OOoComputerSpecial"><text:span text:style-name="T33">nable or disable jumping</text:span></text:span></text:p>
      <text:p text:style-name="P31"><text:span text:style-name="_5f_OOoComputerSpecial"><text:span text:style-name="T7"><text:s text:c="4"/>"jump_strength_default"</text:span></text:span></text:p>
      <text:p text:style-name="P31"><text:span text:style-name="_5f_OOoComputerSpecial"><text:span text:style-name="T32">TODO</text:span></text:span></text:p>
      <text:p text:style-name="P31"><text:span text:style-name="_5f_OOoComputerSpecial"><text:span text:style-name="T7"><text:s text:c="4"/>"jump_strength"</text:span></text:span></text:p>
      <text:p text:style-name="P31"><text:span text:style-name="_5f_OOoComputerSpecial"><text:span text:style-name="T32">TODO</text:span></text:span></text:p>
      <text:p text:style-name="P31"><text:span text:style-name="_5f_OOoComputerSpecial"><text:span text:style-name="T7"><text:s text:c="4"/>"jump_forward_force_mult"</text:span></text:span></text:p>
      <text:p text:style-name="P31"><text:span text:style-name="_5f_OOoComputerSpecial"><text:span text:style-name="T32">TODO</text:span></text:span></text:p>
      <text:p text:style-name="P31"><text:span text:style-name="_5f_OOoComputerSpecial"><text:span text:style-name="T7"><text:s text:c="4"/>"max_jump_force_internal_X"</text:span></text:span></text:p>
      <text:p text:style-name="P31"><text:span text:style-name="_5f_OOoComputerSpecial"><text:span text:style-name="T32">TODO</text:span></text:span></text:p>
      <text:p text:style-name="P31"><text:span text:style-name="_5f_OOoComputerSpecial"><text:span text:style-name="T7"><text:s text:c="4"/>"max_jump_force_internal_Y"</text:span></text:span></text:p>
      <text:p text:style-name="P31"><text:span text:style-name="_5f_OOoComputerSpecial"><text:span text:style-name="T32">TODO</text:span></text:span></text:p>
      <text:p text:style-name="P31"><text:soft-page-break/><text:span text:style-name="_5f_OOoComputerSpecial"><text:span text:style-name="T7"><text:s text:c="4"/>"max_jump_force_internal_Z"</text:span></text:span></text:p>
      <text:p text:style-name="P31"><text:span text:style-name="_5f_OOoComputerSpecial"><text:span text:style-name="T32">TODO</text:span></text:span></text:p>
      <text:p text:style-name="Text_20_body"><text:span text:style-name="_5f_OOoComputerSpecial"><text:span text:style-name="T7"><text:s text:c="4"/>"max_jump_press_time"</text:span></text:span></text:p>
      <text:p text:style-name="P31"><text:span text:style-name="_5f_OOoComputerSpecial"><text:span text:style-name="T33">The maximum amount of time that should be respected for enhancing the jump strength</text:span></text:span></text:p>
      <text:p text:style-name="Text_20_body"><text:span text:style-name="_5f_OOoComputerSpecial"><text:span text:style-name="T7"><text:s text:c="4"/>"min_jump_press_time"</text:span></text:span></text:p>
      <text:p text:style-name="P31"><text:span text:style-name="_5f_OOoComputerSpecial"><text:span text:style-name="T33">The minimum amount of time that the jump button should be marked as pressed</text:span></text:span></text:p>
      <text:p text:style-name="P31"><text:span text:style-name="_5f_OOoComputerSpecial"><text:span text:style-name="T7"><text:s text:c="4"/>"phys_jump_strength"</text:span></text:span></text:p>
      <text:p text:style-name="P31"><text:span text:style-name="_5f_OOoComputerSpecial"><text:span text:style-name="T32">TODO</text:span></text:span></text:p>
      <text:p text:style-name="Text_20_body"><text:span text:style-name="_5f_OOoComputerSpecial"><text:span text:style-name="T7"><text:s text:c="4"/>"jump_allow_after_fall_time"</text:span></text:span></text:p>
      <text:p text:style-name="P31"><text:span text:style-name="_5f_OOoComputerSpecial"><text:span text:style-name="T33">The character needs to wait this long until he can initiate another jump after landing</text:span></text:span></text:p>
      <text:p text:style-name="P31"><text:span text:style-name="_5f_OOoComputerSpecial"><text:span text:style-name="T7"><text:s text:c="4"/>"jump_accleration_multiplier"</text:span></text:span></text:p>
      <text:p text:style-name="P31"><text:span text:style-name="_5f_OOoComputerSpecial"><text:span text:style-name="T32">TODO</text:span></text:span></text:p>
      <text:p text:style-name="P31"><text:span text:style-name="_5f_OOoComputerSpecial"><text:span text:style-name="T7"><text:s text:c="4"/>"jump_airborn_deaccleration_multiplier"</text:span></text:span></text:p>
      <text:p text:style-name="P31"><text:span text:style-name="_5f_OOoComputerSpecial"><text:span text:style-name="T32">TODO</text:span></text:span></text:p>
      <text:p text:style-name="P31"><text:span text:style-name="_5f_OOoComputerSpecial"><text:span text:style-name="T7"><text:s text:c="4"/>"start_fall_time"</text:span></text:span></text:p>
      <text:p text:style-name="P35">After this time the character will move into the “falling” mode</text:p>
      <text:h text:style-name="Heading_20_2" text:outline-level="2"><text:span text:style-name="_5f_OOoComputerSpecial">Wall collision avoidance</text:span></text:h>
      <text:p text:style-name="P43"><text:span text:style-name="_5f_OOoComputerSpecial"><text:span text:style-name="T7"><text:s text:c="4"/>"wall_avoidance_enable"</text:span></text:span></text:p>
      <text:p text:style-name="P43"><text:span text:style-name="_5f_OOoComputerSpecial"><text:span text:style-name="T53">G</text:span></text:span><text:span text:style-name="_5f_OOoComputerSpecial"><text:span text:style-name="T33">enerally enable or disable the wall </text:span></text:span><text:span text:style-name="_5f_OOoComputerSpecial"><text:span text:style-name="T41">front collision avoidance</text:span></text:span><text:span text:style-name="_5f_OOoComputerSpecial"><text:span text:style-name="T33"> plug-in</text:span></text:span></text:p>
      <text:p text:style-name="Text_20_body"><text:span text:style-name="_5f_OOoComputerSpecial"><text:span text:style-name="T7"><text:s text:c="4"/>"forward_check_distance"</text:span></text:span></text:p>
      <text:p text:style-name="P31"><text:span text:style-name="_5f_OOoComputerSpecial"><text:span text:style-name="T33">The distance at which the character starts to notice walls he'll run head first into</text:span></text:span></text:p>
      <text:p text:style-name="Text_20_body"><text:span text:style-name="_5f_OOoComputerSpecial"><text:span text:style-name="T7"><text:s text:c="4"/>"forward_stop_distance"</text:span></text:span></text:p>
      <text:p text:style-name="P31"><text:span text:style-name="_5f_OOoComputerSpecial"><text:span text:style-name="T33">The distance at which the character should stop trying to moving further into a wall in front of him</text:span></text:span></text:p>
      <text:p text:style-name="P31"><text:span text:style-name="_5f_OOoComputerSpecial"><text:span text:style-name="T7"><text:s text:c="4"/>"forward_min_speed_to_stop"</text:span></text:span></text:p>
      <text:p text:style-name="P31"><text:span text:style-name="_5f_OOoComputerSpecial"><text:span text:style-name="T32">TODO</text:span></text:span></text:p>
      <text:h text:style-name="P60" text:outline-level="2"><text:span text:style-name="_5f_OOoComputerSpecial">Wall-run configuration</text:span></text:h>
      <text:p text:style-name="P43"><text:span text:style-name="_5f_OOoComputerSpecial"><text:span text:style-name="T7"><text:s text:c="4"/>"wall_run_enabled"</text:span></text:span></text:p>
      <text:p text:style-name="P43"><text:span text:style-name="_5f_OOoComputerSpecial"><text:span text:style-name="T53">G</text:span></text:span><text:span text:style-name="_5f_OOoComputerSpecial"><text:span text:style-name="T33">enerally enable or disable the wall run plug-in</text:span></text:span></text:p>
      <text:p text:style-name="Text_20_body"><text:soft-page-break/><text:span text:style-name="_5f_OOoComputerSpecial"><text:span text:style-name="T7"><text:s text:c="4"/>"min_wall_angle_for_wall_run"</text:span></text:span></text:p>
      <text:p text:style-name="P31"><text:span text:style-name="_5f_OOoComputerSpecial"><text:span text:style-name="T53">T</text:span></text:span><text:span text:style-name="_5f_OOoComputerSpecial"><text:span text:style-name="T33">he minimum angle the character must have to respect a wall for a wall run</text:span></text:span></text:p>
      <text:p text:style-name="Text_20_body"><text:span text:style-name="_5f_OOoComputerSpecial"><text:span text:style-name="T7"><text:s text:c="4"/>"wall_run_forward_check_dist"</text:span></text:span></text:p>
      <text:p text:style-name="Text_20_body"><text:span text:style-name="_5f_OOoComputerSpecial"><text:span text:style-name="T7"><text:s text:c="4"/>"wall_run_sideward_check_dist"</text:span></text:span></text:p>
      <text:p text:style-name="P31"><text:span text:style-name="_5f_OOoComputerSpecial"><text:span text:style-name="T53">M</text:span></text:span><text:span text:style-name="_5f_OOoComputerSpecial"><text:span text:style-name="T33">aximum distance the character can have to a wall to initiate a wall run</text:span></text:span></text:p>
      <text:p text:style-name="Text_20_body"><text:span text:style-name="_5f_OOoComputerSpecial"><text:span text:style-name="T7"><text:s text:c="4"/>"min_wall_run_speed"</text:span></text:span></text:p>
      <text:p text:style-name="P31"><text:span text:style-name="_5f_OOoComputerSpecial"><text:span text:style-name="T35">T</text:span></text:span><text:span text:style-name="_5f_OOoComputerSpecial"><text:span text:style-name="T33">he minimum speed the character must have to initiate a wall run</text:span></text:span></text:p>
      <text:p text:style-name="P31"><text:span text:style-name="_5f_OOoComputerSpecial"><text:span text:style-name="T7"><text:s text:c="4"/>"wall_run_speed"</text:span></text:span></text:p>
      <text:p text:style-name="P31"><text:span text:style-name="_5f_OOoComputerSpecial"><text:span text:style-name="T32">TODO</text:span></text:span></text:p>
      <text:p text:style-name="P31"><text:span text:style-name="_5f_OOoComputerSpecial"><text:span text:style-name="T7"><text:s text:c="4"/>"max_wall_run_speed"</text:span></text:span></text:p>
      <text:p text:style-name="P31"><text:span text:style-name="_5f_OOoComputerSpecial"><text:span text:style-name="T32">TODO</text:span></text:span></text:p>
      <text:p text:style-name="Text_20_body"><text:span text:style-name="_5f_OOoComputerSpecial"><text:span text:style-name="T7"><text:s text:c="4"/>"wall_run_forward_speed_multiplier"</text:span></text:span></text:p>
      <text:p text:style-name="P31"><text:span text:style-name="_5f_OOoComputerSpecial"><text:span text:style-name="T33">The character forward movement speed will be multiplied by this when doing a wall run</text:span></text:span></text:p>
      <text:p text:style-name="Text_20_body"><text:span text:style-name="_5f_OOoComputerSpecial"><text:span text:style-name="T7"><text:s text:c="4"/>"wall_run_off_jump_strength"</text:span></text:span></text:p>
      <text:p text:style-name="P30"><text:span text:style-name="_5f_OOoComputerSpecial"><text:span text:style-name="T32">TODO</text:span></text:span></text:p>
      <text:p text:style-name="Text_20_body"><text:span text:style-name="_5f_OOoComputerSpecial"><text:span text:style-name="T7"><text:s text:c="4"/>"wall_run_up_jump_direction"</text:span></text:span></text:p>
      <text:p text:style-name="P30"><text:span text:style-name="_5f_OOoComputerSpecial"><text:span text:style-name="T32">TODO</text:span></text:span></text:p>
      <text:p text:style-name="P30"><text:span text:style-name="_5f_OOoComputerSpecial"><text:span text:style-name="T7"><text:s text:c="4"/>"wall_run_forward_jump_direction"</text:span></text:span></text:p>
      <text:p text:style-name="P30"><text:span text:style-name="_5f_OOoComputerSpecial"><text:span text:style-name="T32">Directional force that will be applied to the character when he jumps off of a wall that is </text:span></text:span><text:span text:style-name="_5f_OOoComputerSpecial"><text:span text:style-name="T50">in front of him</text:span></text:span></text:p>
      <text:p text:style-name="P30"><text:span text:style-name="_5f_OOoComputerSpecial"><text:span text:style-name="T7"><text:s text:c="4"/>"wall_run_left_jump_direction"</text:span></text:span></text:p>
      <text:p text:style-name="P30"><text:span text:style-name="_5f_OOoComputerSpecial"><text:span text:style-name="T32">Directional force that will be applied to the character when he jumps off of a wall that is on its </text:span></text:span><text:span text:style-name="_5f_OOoComputerSpecial"><text:span text:style-name="T50">left</text:span></text:span></text:p>
      <text:p text:style-name="Text_20_body"><text:span text:style-name="_5f_OOoComputerSpecial"><text:span text:style-name="T7"><text:s text:c="4"/>"wall_run_right_jump_direction"</text:span></text:span></text:p>
      <text:p text:style-name="P30"><text:span text:style-name="_5f_OOoComputerSpecial"><text:span text:style-name="T32">Directional force that will be applied to the character when he jumps off of a wall that is on its right</text:span></text:span></text:p>
      <text:p text:style-name="Text_20_body"><text:span text:style-name="_5f_OOoComputerSpecial"><text:span text:style-name="T7"><text:s text:c="4"/>"wall_run_min_fall_time"</text:span></text:span></text:p>
      <text:p text:style-name="P30"><text:span text:style-name="_5f_OOoComputerSpecial"><text:span text:style-name="T32">Time in seconds that the character has to fall untill the next wall-run can be initiated</text:span></text:span></text:p>
      <text:h text:style-name="Heading_20_2" text:outline-level="2"><text:span text:style-name="_5f_OOoComputerSpecial">Ledge grab configuration</text:span></text:h>
      <text:p text:style-name="P44"><text:span text:style-name="_5f_OOoComputerSpecial"><text:span text:style-name="T7"><text:s text:c="4"/>"ledge_grab_enabled"</text:span></text:span></text:p>
      <text:p text:style-name="P44"><text:span text:style-name="_5f_OOoComputerSpecial"><text:span text:style-name="T53">G</text:span></text:span><text:span text:style-name="_5f_OOoComputerSpecial"><text:span text:style-name="T33">enerally enable or disable the </text:span></text:span><text:span text:style-name="_5f_OOoComputerSpecial"><text:span text:style-name="T60">ledge grab</text:span></text:span><text:span text:style-name="_5f_OOoComputerSpecial"><text:span text:style-name="T33"> plug-in</text:span></text:span></text:p>
      <text:p text:style-name="Text_20_body"><text:span text:style-name="_5f_OOoComputerSpecial"><text:span text:style-name="T7"><text:s text:c="4"/>"ledge_top_check_dist"</text:span></text:span></text:p>
      <text:p text:style-name="P30"><text:soft-page-break/><text:span text:style-name="_5f_OOoComputerSpecial"><text:span text:style-name="T32">TODO</text:span></text:span></text:p>
      <text:p text:style-name="Text_20_body"><text:span text:style-name="_5f_OOoComputerSpecial"><text:span text:style-name="T7"><text:s text:c="4"/>"ledge_bottom_check_dist"<text:line-break/></text:span></text:span><text:span text:style-name="_5f_OOoComputerSpecial"><text:span text:style-name="T32">TODO</text:span></text:span></text:p>
      <text:p text:style-name="Text_20_body"><text:span text:style-name="_5f_OOoComputerSpecial"><text:span text:style-name="T7"><text:s text:c="4"/>"ledge_forward_check_dist"</text:span></text:span></text:p>
      <text:p text:style-name="P30"><text:span text:style-name="_5f_OOoComputerSpecial"><text:span text:style-name="T32">TODO</text:span></text:span></text:p>
      <text:p text:style-name="P30"><text:span text:style-name="_5f_OOoComputerSpecial"><text:span text:style-name="T7"><text:s text:c="4"/>"ledge_forward_pull_up_dist"</text:span></text:span></text:p>
      <text:p text:style-name="P30"><text:span text:style-name="_5f_OOoComputerSpecial"><text:span text:style-name="T31">Distance the character gets moved vorward when exiting </text:span></text:span><text:span text:style-name="_5f_OOoComputerSpecial"><text:span text:style-name="T32">a </text:span></text:span><text:span text:style-name="_5f_OOoComputerSpecial"><text:span text:style-name="T50">ledge</text:span></text:span><text:span text:style-name="_5f_OOoComputerSpecial"><text:span text:style-name="T31"> </text:span></text:span><text:span text:style-name="_5f_OOoComputerSpecial"><text:span text:style-name="T50">upward</text:span></text:span></text:p>
      <text:p text:style-name="Text_20_body"><text:span text:style-name="_5f_OOoComputerSpecial"><text:span text:style-name="T7"><text:s text:c="4"/>"ledge_grab_sidward_move_speed"</text:span></text:span></text:p>
      <text:p text:style-name="P30"><text:span text:style-name="_5f_OOoComputerSpecial"><text:span text:style-name="T32">Horizontal movement speed when hanging on a ledge</text:span></text:span></text:p>
      <text:h text:style-name="Heading_20_2" text:outline-level="2"><text:span text:style-name="_5f_OOoComputerSpecial">Moving Platform handling</text:span></text:h>
      <text:p text:style-name="Text_20_body"><text:span text:style-name="_5f_OOoComputerSpecial"><text:span text:style-name="T7"><text:s text:c="4"/>"platform_collision_prefix"</text:span></text:span></text:p>
      <text:p text:style-name="P30"><text:span text:style-name="_5f_OOoComputerSpecial"><text:span text:style-name="T32">If the collision name the character hits starts with this exact string, it will be handled as a </text:span></text:span><text:span text:style-name="_5f_OOoComputerSpecial"><text:span text:style-name="T50">moving</text:span></text:span><text:span text:style-name="_5f_OOoComputerSpecial"><text:span text:style-name="T32"> platform</text:span></text:span></text:p>
      <text:p text:style-name="Text_20_body"><text:span text:style-name="_5f_OOoComputerSpecial"><text:span text:style-name="T7"><text:s text:c="4"/>"respect_platform_rotation"</text:span></text:span></text:p>
      <text:p text:style-name="P30"><text:span text:style-name="_5f_OOoComputerSpecial"><text:span text:style-name="T32">If set to true, the character rotates with the platform</text:span></text:span></text:p>
      <text:p text:style-name="Text_20_body"><text:span text:style-name="_5f_OOoComputerSpecial"><text:span text:style-name="T7"><text:s text:c="4"/>"platform_movement_affects_jump"</text:span></text:span></text:p>
      <text:p text:style-name="P29"><text:span text:style-name="_5f_OOoComputerSpecial"><text:span text:style-name="T31">If set to true, the jump speed and vector </text:span></text:span><text:span text:style-name="_5f_OOoComputerSpecial"><text:span text:style-name="T32">will be affected by the movement of the platform the character stands on.</text:span></text:span></text:p>
      <text:h text:style-name="Heading_20_2" text:outline-level="2"><text:span text:style-name="_5f_OOoComputerSpecial">Climb</text:span></text:h>
      <text:p text:style-name="P44"><text:span text:style-name="_5f_OOoComputerSpecial"><text:span text:style-name="T7"><text:s text:c="4"/>"climb_enabled"</text:span></text:span></text:p>
      <text:p text:style-name="P44"><text:span text:style-name="_5f_OOoComputerSpecial"><text:span text:style-name="T53">G</text:span></text:span><text:span text:style-name="_5f_OOoComputerSpecial"><text:span text:style-name="T33">enerally enable or disable the </text:span></text:span><text:span text:style-name="_5f_OOoComputerSpecial"><text:span text:style-name="T60">climb</text:span></text:span><text:span text:style-name="_5f_OOoComputerSpecial"><text:span text:style-name="T33"> plug-in</text:span></text:span></text:p>
      <text:p text:style-name="Text_20_body"><text:span text:style-name="_5f_OOoComputerSpecial"><text:span text:style-name="T7"><text:s text:c="4"/>"climb_forward_check_dist"</text:span></text:span></text:p>
      <text:p text:style-name="P29"><text:span text:style-name="_5f_OOoComputerSpecial"><text:span text:style-name="T31">TODO</text:span></text:span></text:p>
      <text:p text:style-name="Text_20_body"><text:span text:style-name="_5f_OOoComputerSpecial"><text:span text:style-name="T7"><text:s text:c="4"/>"climb_sprint_multiplier"</text:span></text:span></text:p>
      <text:p text:style-name="P29"><text:span text:style-name="_5f_OOoComputerSpecial"><text:span text:style-name="T31">Multiplicator for the speed when climbing and pressing the sprint button</text:span></text:span></text:p>
      <text:p text:style-name="Text_20_body"><text:span text:style-name="_5f_OOoComputerSpecial"><text:span text:style-name="T7"><text:s text:c="4"/>"climb_sidward_move_speed"</text:span></text:span></text:p>
      <text:p text:style-name="Text_20_body"><text:span text:style-name="_5f_OOoComputerSpecial"><text:span text:style-name="T7"><text:s text:c="4"/>"climb_vertical_move_speed"</text:span></text:span></text:p>
      <text:p text:style-name="P29"><text:span text:style-name="_5f_OOoComputerSpecial"><text:span text:style-name="T31">Speed when climbing horizontal or vertical</text:span></text:span></text:p>
      <text:p text:style-name="Text_20_body"><text:span text:style-name="_5f_OOoComputerSpecial"><text:span text:style-name="T7"><text:s text:c="4"/>"climb_step_height"</text:span></text:span></text:p>
      <text:p text:style-name="P29"><text:soft-page-break/><text:span text:style-name="_5f_OOoComputerSpecial"><text:span text:style-name="T31">TODO</text:span></text:span></text:p>
      <text:p text:style-name="Text_20_body"><text:span text:style-name="_5f_OOoComputerSpecial"><text:span text:style-name="T7"><text:s text:c="4"/>"climb_forward_exit_up_dist"</text:span></text:span></text:p>
      <text:p text:style-name="P29"><text:span text:style-name="_5f_OOoComputerSpecial"><text:span text:style-name="T31">Distance the character gets moved vorward when exiting a climbable area on the top</text:span></text:span></text:p>
      <text:p text:style-name="Text_20_body"><text:span text:style-name="_5f_OOoComputerSpecial"><text:span text:style-name="T7"><text:s text:c="4"/>"climb_top_check_dist"</text:span></text:span></text:p>
      <text:p text:style-name="P29"><text:span text:style-name="_5f_OOoComputerSpecial"><text:span text:style-name="T31">TODO</text:span></text:span></text:p>
      <text:p text:style-name="Text_20_body"><text:span text:style-name="_5f_OOoComputerSpecial"><text:span text:style-name="T7"><text:s text:c="4"/>"climb_bottom_check_dist"</text:span></text:span></text:p>
      <text:p text:style-name="P29"><text:span text:style-name="_5f_OOoComputerSpecial"><text:span text:style-name="T31">TODO</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 svg:font-family="'Lohit Devanagari'"/>
    <style:font-face style:name="DejaVu Sans" svg:font-family="'DejaVu Sans'" style:font-family-generic="swiss"/>
    <style:font-face style:name="FreeSans"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55cm" fo:margin-bottom="0.21cm" style:contextual-spacing="false" style:page-number="auto"/>
      <style:text-properties style:use-window-font-color="true" loext:opacity="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paragraph-properties>
      <style:text-properties style:font-name="Liberation Mono1"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DE" style:family="paragraph" style:parent-style-name="Cod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loext:opacity="1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18T09:50:47.336355088</meta:creation-date>
    <dc:date>2021-01-25T16:51:20.149107672</dc:date>
    <meta:editing-duration>PT4H42M56S</meta:editing-duration>
    <meta:editing-cycles>47</meta:editing-cycles>
    <meta:generator>LibreOffice/7.0.3.1$Linux_X86_64 LibreOffice_project/00$Build-1</meta:generator>
    <dc:creator>Fireclaw </dc:creator>
    <meta:document-statistic meta:table-count="4" meta:image-count="0" meta:object-count="0" meta:page-count="20" meta:paragraph-count="555" meta:word-count="3330" meta:character-count="23376" meta:non-whitespace-character-count="19931"/>
  </office:meta>
</office:document-meta>
</file>